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79" calcext:value-type="float">
            <text:p>0.030579</text:p>
          </table:table-cell>
          <table:table-cell office:value-type="float" office:value="0.037143" calcext:value-type="float">
            <text:p>0.037143</text:p>
          </table:table-cell>
          <table:table-cell office:value-type="float" office:value="0.039197" calcext:value-type="float">
            <text:p>0.039197</text:p>
          </table:table-cell>
          <table:table-cell office:value-type="float" office:value="0.046068" calcext:value-type="float">
            <text:p>0.046068</text:p>
          </table:table-cell>
          <table:table-cell office:value-type="float" office:value="0.093837" calcext:value-type="float">
            <text:p>0.093837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21653" calcext:value-type="float">
            <text:p>0.221653</text:p>
          </table:table-cell>
          <table:table-cell office:value-type="float" office:value="0.244345" calcext:value-type="float">
            <text:p>0.244345</text:p>
          </table:table-cell>
          <table:table-cell office:value-type="float" office:value="0.407414" calcext:value-type="float">
            <text:p>0.407414</text:p>
          </table:table-cell>
          <table:table-cell office:value-type="float" office:value="0.640779" calcext:value-type="float">
            <text:p>0.640779</text:p>
          </table:table-cell>
          <table:table-cell office:value-type="float" office:value="0.699811" calcext:value-type="float">
            <text:p>0.699811</text:p>
          </table:table-cell>
          <table:table-cell office:value-type="float" office:value="0.7" calcext:value-type="float">
            <text:p>0.7</text:p>
          </table:table-cell>
          <table:table-cell office:value-type="float" office:value="0.260345" calcext:value-type="float">
            <text:p>0.260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537" calcext:value-type="float">
            <text:p>0.03553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201865" calcext:value-type="float">
            <text:p>0.201865</text:p>
          </table:table-cell>
          <table:table-cell office:value-type="float" office:value="0.225242" calcext:value-type="float">
            <text:p>0.225242</text:p>
          </table:table-cell>
          <table:table-cell office:value-type="float" office:value="0.308028" calcext:value-type="float">
            <text:p>0.308028</text:p>
          </table:table-cell>
          <table:table-cell office:value-type="float" office:value="0.443589" calcext:value-type="float">
            <text:p>0.443589</text:p>
          </table:table-cell>
          <table:table-cell office:value-type="float" office:value="0.580779" calcext:value-type="float">
            <text:p>0.580779</text:p>
          </table:table-cell>
          <table:table-cell office:value-type="float" office:value="0.655254" calcext:value-type="float">
            <text:p>0.655254</text:p>
          </table:table-cell>
          <table:table-cell office:value-type="float" office:value="0.692893" calcext:value-type="float">
            <text:p>0.692893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459105" calcext:value-type="float">
            <text:p>0.459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147296" calcext:value-type="float">
            <text:p>0.147296</text:p>
          </table:table-cell>
          <table:table-cell office:value-type="float" office:value="0.252349" calcext:value-type="float">
            <text:p>0.252349</text:p>
          </table:table-cell>
          <table:table-cell office:value-type="float" office:value="0.398536" calcext:value-type="float">
            <text:p>0.398536</text:p>
          </table:table-cell>
          <table:table-cell office:value-type="float" office:value="0.543211" calcext:value-type="float">
            <text:p>0.543211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76198" calcext:value-type="float">
            <text:p>0.676198</text:p>
          </table:table-cell>
          <table:table-cell office:value-type="float" office:value="0.695962" calcext:value-type="float">
            <text:p>0.69596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44234" calcext:value-type="float">
            <text:p>0.5442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171641" calcext:value-type="float">
            <text:p>0.171641</text:p>
          </table:table-cell>
          <table:table-cell office:value-type="float" office:value="0.315466" calcext:value-type="float">
            <text:p>0.315466</text:p>
          </table:table-cell>
          <table:table-cell office:value-type="float" office:value="0.5" calcext:value-type="float">
            <text:p>0.5</text:p>
          </table:table-cell>
          <table:table-cell office:value-type="float" office:value="0.605832" calcext:value-type="float">
            <text:p>0.605832</text:p>
          </table:table-cell>
          <table:table-cell office:value-type="float" office:value="0.661582" calcext:value-type="float">
            <text:p>0.661582</text:p>
          </table:table-cell>
          <table:table-cell office:value-type="float" office:value="0.686919" calcext:value-type="float">
            <text:p>0.686919</text:p>
          </table:table-cell>
          <table:table-cell office:value-type="float" office:value="0.699221" calcext:value-type="float">
            <text:p>0.69922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00189" calcext:value-type="float">
            <text:p>0.700189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574085" calcext:value-type="float">
            <text:p>0.5740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258607" calcext:value-type="float">
            <text:p>0.258607</text:p>
          </table:table-cell>
          <table:table-cell office:value-type="float" office:value="0.499929" calcext:value-type="float">
            <text:p>0.499929</text:p>
          </table:table-cell>
          <table:table-cell office:value-type="float" office:value="0.61863" calcext:value-type="float">
            <text:p>0.61863</text:p>
          </table:table-cell>
          <table:table-cell office:value-type="float" office:value="0.666163" calcext:value-type="float">
            <text:p>0.666163</text:p>
          </table:table-cell>
          <table:table-cell office:value-type="float" office:value="0.686777" calcext:value-type="float">
            <text:p>0.686777</text:p>
          </table:table-cell>
          <table:table-cell office:value-type="float" office:value="0.698465" calcext:value-type="float">
            <text:p>0.69846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378" calcext:value-type="float">
            <text:p>0.70037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22895" calcext:value-type="float">
            <text:p>0.6228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293365" calcext:value-type="float">
            <text:p>0.293365</text:p>
          </table:table-cell>
          <table:table-cell office:value-type="float" office:value="0.562007" calcext:value-type="float">
            <text:p>0.562007</text:p>
          </table:table-cell>
          <table:table-cell office:value-type="float" office:value="0.648052" calcext:value-type="float">
            <text:p>0.648052</text:p>
          </table:table-cell>
          <table:table-cell office:value-type="float" office:value="0.681275" calcext:value-type="float">
            <text:p>0.681275</text:p>
          </table:table-cell>
          <table:table-cell office:value-type="float" office:value="0.695136" calcext:value-type="float">
            <text:p>0.695136</text:p>
          </table:table-cell>
          <table:table-cell office:value-type="float" office:value="0.699882" calcext:value-type="float">
            <text:p>0.699882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897" calcext:value-type="float">
            <text:p>0.700897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38061" calcext:value-type="float">
            <text:p>0.6380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9917" calcext:value-type="float">
            <text:p>0.109917</text:p>
          </table:table-cell>
          <table:table-cell office:value-type="float" office:value="0.244959" calcext:value-type="float">
            <text:p>0.244959</text:p>
          </table:table-cell>
          <table:table-cell office:value-type="float" office:value="0.508642" calcext:value-type="float">
            <text:p>0.508642</text:p>
          </table:table-cell>
          <table:table-cell office:value-type="float" office:value="0.63438" calcext:value-type="float">
            <text:p>0.63438</text:p>
          </table:table-cell>
          <table:table-cell office:value-type="float" office:value="0.672066" calcext:value-type="float">
            <text:p>0.672066</text:p>
          </table:table-cell>
          <table:table-cell office:value-type="float" office:value="0.691877" calcext:value-type="float">
            <text:p>0.691877</text:p>
          </table:table-cell>
          <table:table-cell office:value-type="float" office:value="0.699599" calcext:value-type="float">
            <text:p>0.699599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25223" calcext:value-type="float">
            <text:p>0.6252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242597" calcext:value-type="float">
            <text:p>0.242597</text:p>
          </table:table-cell>
          <table:table-cell office:value-type="float" office:value="0.502621" calcext:value-type="float">
            <text:p>0.502621</text:p>
          </table:table-cell>
          <table:table-cell office:value-type="float" office:value="0.624864" calcext:value-type="float">
            <text:p>0.624864</text:p>
          </table:table-cell>
          <table:table-cell office:value-type="float" office:value="0.669941" calcext:value-type="float">
            <text:p>0.669941</text:p>
          </table:table-cell>
          <table:table-cell office:value-type="float" office:value="0.689941" calcext:value-type="float">
            <text:p>0.689941</text:p>
          </table:table-cell>
          <table:table-cell office:value-type="float" office:value="0.699315" calcext:value-type="float">
            <text:p>0.69931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874" calcext:value-type="float">
            <text:p>0.70087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23015" calcext:value-type="float">
            <text:p>0.6230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074" calcext:value-type="float">
            <text:p>0.071074</text:p>
          </table:table-cell>
          <table:table-cell office:value-type="float" office:value="0.343825" calcext:value-type="float">
            <text:p>0.343825</text:p>
          </table:table-cell>
          <table:table-cell office:value-type="float" office:value="0.570319" calcext:value-type="float">
            <text:p>0.570319</text:p>
          </table:table-cell>
          <table:table-cell office:value-type="float" office:value="0.657639" calcext:value-type="float">
            <text:p>0.657639</text:p>
          </table:table-cell>
          <table:table-cell office:value-type="float" office:value="0.686564" calcext:value-type="float">
            <text:p>0.686564</text:p>
          </table:table-cell>
          <table:table-cell office:value-type="float" office:value="0.696765" calcext:value-type="float">
            <text:p>0.6967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4558" calcext:value-type="float">
            <text:p>0.645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304675" calcext:value-type="float">
            <text:p>0.304675</text:p>
          </table:table-cell>
          <table:table-cell office:value-type="float" office:value="0.563235" calcext:value-type="float">
            <text:p>0.56323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86966" calcext:value-type="float">
            <text:p>0.686966</text:p>
          </table:table-cell>
          <table:table-cell office:value-type="float" office:value="0.697237" calcext:value-type="float">
            <text:p>0.69723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41299" calcext:value-type="float">
            <text:p>0.641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719" calcext:value-type="float">
            <text:p>0.053719</text:p>
          </table:table-cell>
          <table:table-cell office:value-type="float" office:value="0.280756" calcext:value-type="float">
            <text:p>0.280756</text:p>
          </table:table-cell>
          <table:table-cell office:value-type="float" office:value="0.542881" calcext:value-type="float">
            <text:p>0.542881</text:p>
          </table:table-cell>
          <table:table-cell office:value-type="float" office:value="0.648312" calcext:value-type="float">
            <text:p>0.648312</text:p>
          </table:table-cell>
          <table:table-cell office:value-type="float" office:value="0.684746" calcext:value-type="float">
            <text:p>0.684746</text:p>
          </table:table-cell>
          <table:table-cell office:value-type="float" office:value="0.69549" calcext:value-type="float">
            <text:p>0.69549</text:p>
          </table:table-cell>
          <table:table-cell office:value-type="float" office:value="0.699858" calcext:value-type="float">
            <text:p>0.699858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874" calcext:value-type="float">
            <text:p>0.70087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35292" calcext:value-type="float">
            <text:p>0.6352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30255" calcext:value-type="float">
            <text:p>0.30255</text:p>
          </table:table-cell>
          <table:table-cell office:value-type="float" office:value="0.586682" calcext:value-type="float">
            <text:p>0.586682</text:p>
          </table:table-cell>
          <table:table-cell office:value-type="float" office:value="0.671783" calcext:value-type="float">
            <text:p>0.671783</text:p>
          </table:table-cell>
          <table:table-cell office:value-type="float" office:value="0.692113" calcext:value-type="float">
            <text:p>0.692113</text:p>
          </table:table-cell>
          <table:table-cell office:value-type="float" office:value="0.698772" calcext:value-type="float">
            <text:p>0.69877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1204" calcext:value-type="float">
            <text:p>0.70120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45311" calcext:value-type="float">
            <text:p>0.6453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356128" calcext:value-type="float">
            <text:p>0.356128</text:p>
          </table:table-cell>
          <table:table-cell office:value-type="float" office:value="0.620779" calcext:value-type="float">
            <text:p>0.620779</text:p>
          </table:table-cell>
          <table:table-cell office:value-type="float" office:value="0.674758" calcext:value-type="float">
            <text:p>0.674758</text:p>
          </table:table-cell>
          <table:table-cell office:value-type="float" office:value="0.692869" calcext:value-type="float">
            <text:p>0.692869</text:p>
          </table:table-cell>
          <table:table-cell office:value-type="float" office:value="0.698182" calcext:value-type="float">
            <text:p>0.69818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54399" calcext:value-type="float">
            <text:p>0.6543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719" calcext:value-type="float">
            <text:p>0.13719</text:p>
          </table:table-cell>
          <table:table-cell office:value-type="float" office:value="0.47242" calcext:value-type="float">
            <text:p>0.47242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676057" calcext:value-type="float">
            <text:p>0.676057</text:p>
          </table:table-cell>
          <table:table-cell office:value-type="float" office:value="0.692822" calcext:value-type="float">
            <text:p>0.692822</text:p>
          </table:table-cell>
          <table:table-cell office:value-type="float" office:value="0.699575" calcext:value-type="float">
            <text:p>0.69957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1015" calcext:value-type="float">
            <text:p>0.70101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67244" calcext:value-type="float">
            <text:p>0.6672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6612" calcext:value-type="float">
            <text:p>0.106612</text:p>
          </table:table-cell>
          <table:table-cell office:value-type="float" office:value="0.466564" calcext:value-type="float">
            <text:p>0.466564</text:p>
          </table:table-cell>
          <table:table-cell office:value-type="float" office:value="0.633648" calcext:value-type="float">
            <text:p>0.633648</text:p>
          </table:table-cell>
          <table:table-cell office:value-type="float" office:value="0.681322" calcext:value-type="float">
            <text:p>0.681322</text:p>
          </table:table-cell>
          <table:table-cell office:value-type="float" office:value="0.69771" calcext:value-type="float">
            <text:p>0.6977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56" calcext:value-type="float">
            <text:p>0.70075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68" calcext:value-type="float">
            <text:p>0.6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19599" calcext:value-type="float">
            <text:p>0.419599</text:p>
          </table:table-cell>
          <table:table-cell office:value-type="float" office:value="0.64281" calcext:value-type="float">
            <text:p>0.64281</text:p>
          </table:table-cell>
          <table:table-cell office:value-type="float" office:value="0.68503" calcext:value-type="float">
            <text:p>0.68503</text:p>
          </table:table-cell>
          <table:table-cell office:value-type="float" office:value="0.697922" calcext:value-type="float">
            <text:p>0.69792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64602" calcext:value-type="float">
            <text:p>0.6646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452349" calcext:value-type="float">
            <text:p>0.452349</text:p>
          </table:table-cell>
          <table:table-cell office:value-type="float" office:value="0.658772" calcext:value-type="float">
            <text:p>0.658772</text:p>
          </table:table-cell>
          <table:table-cell office:value-type="float" office:value="0.689847" calcext:value-type="float">
            <text:p>0.689847</text:p>
          </table:table-cell>
          <table:table-cell office:value-type="float" office:value="0.698985" calcext:value-type="float">
            <text:p>0.69898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70061" calcext:value-type="float">
            <text:p>0.6700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498961" calcext:value-type="float">
            <text:p>0.498961</text:p>
          </table:table-cell>
          <table:table-cell office:value-type="float" office:value="0.676434" calcext:value-type="float">
            <text:p>0.676434</text:p>
          </table:table-cell>
          <table:table-cell office:value-type="float" office:value="0.696671" calcext:value-type="float">
            <text:p>0.69667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5" calcext:value-type="float">
            <text:p>0.7008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77292" calcext:value-type="float">
            <text:p>0.6772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524604" calcext:value-type="float">
            <text:p>0.524604</text:p>
          </table:table-cell>
          <table:table-cell office:value-type="float" office:value="0.681063" calcext:value-type="float">
            <text:p>0.681063</text:p>
          </table:table-cell>
          <table:table-cell office:value-type="float" office:value="0.697993" calcext:value-type="float">
            <text:p>0.69799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97" calcext:value-type="float">
            <text:p>0.700897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0456" calcext:value-type="float">
            <text:p>0.6804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785" calcext:value-type="float">
            <text:p>0.205785</text:p>
          </table:table-cell>
          <table:table-cell office:value-type="float" office:value="0.566494" calcext:value-type="float">
            <text:p>0.566494</text:p>
          </table:table-cell>
          <table:table-cell office:value-type="float" office:value="0.688713" calcext:value-type="float">
            <text:p>0.688713</text:p>
          </table:table-cell>
          <table:table-cell office:value-type="float" office:value="0.698937" calcext:value-type="float">
            <text:p>0.69893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063" calcext:value-type="float">
            <text:p>0.701063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5521" calcext:value-type="float">
            <text:p>0.6855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4215" calcext:value-type="float">
            <text:p>0.194215</text:p>
          </table:table-cell>
          <table:table-cell office:value-type="float" office:value="0.548926" calcext:value-type="float">
            <text:p>0.548926</text:p>
          </table:table-cell>
          <table:table-cell office:value-type="float" office:value="0.68987" calcext:value-type="float">
            <text:p>0.68987</text:p>
          </table:table-cell>
          <table:table-cell office:value-type="float" office:value="0.699197" calcext:value-type="float">
            <text:p>0.69919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33" calcext:value-type="float">
            <text:p>0.701133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3913" calcext:value-type="float">
            <text:p>0.6839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0661" calcext:value-type="float">
            <text:p>0.120661</text:p>
          </table:table-cell>
          <table:table-cell office:value-type="float" office:value="0.518442" calcext:value-type="float">
            <text:p>0.518442</text:p>
          </table:table-cell>
          <table:table-cell office:value-type="float" office:value="0.691877" calcext:value-type="float">
            <text:p>0.691877</text:p>
          </table:table-cell>
          <table:table-cell office:value-type="float" office:value="0.699787" calcext:value-type="float">
            <text:p>0.6997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99" calcext:value-type="float">
            <text:p>0.701299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114" calcext:value-type="float">
            <text:p>0.6811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0331" calcext:value-type="float">
            <text:p>0.060331</text:p>
          </table:table-cell>
          <table:table-cell office:value-type="float" office:value="0.495207" calcext:value-type="float">
            <text:p>0.495207</text:p>
          </table:table-cell>
          <table:table-cell office:value-type="float" office:value="0.685667" calcext:value-type="float">
            <text:p>0.685667</text:p>
          </table:table-cell>
          <table:table-cell office:value-type="float" office:value="0.699292" calcext:value-type="float">
            <text:p>0.69929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64" calcext:value-type="float">
            <text:p>0.70146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78163" calcext:value-type="float">
            <text:p>0.6781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0413" calcext:value-type="float">
            <text:p>0.250413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88571" calcext:value-type="float">
            <text:p>0.688571</text:p>
          </table:table-cell>
          <table:table-cell office:value-type="float" office:value="0.699551" calcext:value-type="float">
            <text:p>0.69955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3429" calcext:value-type="float">
            <text:p>0.6834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21063" calcext:value-type="float">
            <text:p>0.521063</text:p>
          </table:table-cell>
          <table:table-cell office:value-type="float" office:value="0.691263" calcext:value-type="float">
            <text:p>0.691263</text:p>
          </table:table-cell>
          <table:table-cell office:value-type="float" office:value="0.699622" calcext:value-type="float">
            <text:p>0.69962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56" calcext:value-type="float">
            <text:p>0.70075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8127" calcext:value-type="float">
            <text:p>0.681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23896" calcext:value-type="float">
            <text:p>0.623896</text:p>
          </table:table-cell>
          <table:table-cell office:value-type="float" office:value="0.69745" calcext:value-type="float">
            <text:p>0.697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1" calcext:value-type="float">
            <text:p>0.7011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2246" calcext:value-type="float">
            <text:p>0.6922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2893" calcext:value-type="float">
            <text:p>0.252893</text:p>
          </table:table-cell>
          <table:table-cell office:value-type="float" office:value="0.611145" calcext:value-type="float">
            <text:p>0.611145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45" calcext:value-type="float">
            <text:p>0.70094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0945" calcext:value-type="float">
            <text:p>0.6909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76" calcext:value-type="float">
            <text:p>0.04876</text:p>
          </table:table-cell>
          <table:table-cell office:value-type="float" office:value="0.576009" calcext:value-type="float">
            <text:p>0.576009</text:p>
          </table:table-cell>
          <table:table-cell office:value-type="float" office:value="0.697308" calcext:value-type="float">
            <text:p>0.69730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93" calcext:value-type="float">
            <text:p>0.70139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7471" calcext:value-type="float">
            <text:p>0.6874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5124" calcext:value-type="float">
            <text:p>0.45124</text:p>
          </table:table-cell>
          <table:table-cell office:value-type="float" office:value="0.664841" calcext:value-type="float">
            <text:p>0.664841</text:p>
          </table:table-cell>
          <table:table-cell office:value-type="float" office:value="0.699268" calcext:value-type="float">
            <text:p>0.69926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7" calcext:value-type="float">
            <text:p>0.7013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548" calcext:value-type="float">
            <text:p>0.6965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0579" calcext:value-type="float">
            <text:p>0.330579</text:p>
          </table:table-cell>
          <table:table-cell office:value-type="float" office:value="0.633011" calcext:value-type="float">
            <text:p>0.633011</text:p>
          </table:table-cell>
          <table:table-cell office:value-type="float" office:value="0.697166" calcext:value-type="float">
            <text:p>0.69716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33" calcext:value-type="float">
            <text:p>0.70113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131" calcext:value-type="float">
            <text:p>0.6931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0579" calcext:value-type="float">
            <text:p>0.330579</text:p>
          </table:table-cell>
          <table:table-cell office:value-type="float" office:value="0.591617" calcext:value-type="float">
            <text:p>0.591617</text:p>
          </table:table-cell>
          <table:table-cell office:value-type="float" office:value="0.692208" calcext:value-type="float">
            <text:p>0.69220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18" calcext:value-type="float">
            <text:p>0.70181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8564" calcext:value-type="float">
            <text:p>0.6885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05431" calcext:value-type="float">
            <text:p>0.605431</text:p>
          </table:table-cell>
          <table:table-cell office:value-type="float" office:value="0.695207" calcext:value-type="float">
            <text:p>0.6952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93" calcext:value-type="float">
            <text:p>0.70139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0203" calcext:value-type="float">
            <text:p>0.6902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8595" calcext:value-type="float">
            <text:p>0.168595</text:p>
          </table:table-cell>
          <table:table-cell office:value-type="float" office:value="0.583518" calcext:value-type="float">
            <text:p>0.583518</text:p>
          </table:table-cell>
          <table:table-cell office:value-type="float" office:value="0.6966" calcext:value-type="float">
            <text:p>0.696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8203" calcext:value-type="float">
            <text:p>0.68820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18418" calcext:value-type="float">
            <text:p>0.618418</text:p>
          </table:table-cell>
          <table:table-cell office:value-type="float" office:value="0.698347" calcext:value-type="float">
            <text:p>0.6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4" calcext:value-type="float">
            <text:p>0.7014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821" calcext:value-type="float">
            <text:p>0.6918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96246" calcext:value-type="float">
            <text:p>0.69624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9247" calcext:value-type="float">
            <text:p>0.68924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3471" calcext:value-type="float">
            <text:p>0.083471</text:p>
          </table:table-cell>
          <table:table-cell office:value-type="float" office:value="0.628383" calcext:value-type="float">
            <text:p>0.628383</text:p>
          </table:table-cell>
          <table:table-cell office:value-type="float" office:value="0.698985" calcext:value-type="float">
            <text:p>0.69898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78" calcext:value-type="float">
            <text:p>0.70207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2945" calcext:value-type="float">
            <text:p>0.6929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18678" calcext:value-type="float">
            <text:p>0.618678</text:p>
          </table:table-cell>
          <table:table-cell office:value-type="float" office:value="0.698607" calcext:value-type="float">
            <text:p>0.6986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82" calcext:value-type="float">
            <text:p>0.70158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887" calcext:value-type="float">
            <text:p>0.69188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1322" calcext:value-type="float">
            <text:p>0.041322</text:p>
          </table:table-cell>
          <table:table-cell office:value-type="float" office:value="0.532326" calcext:value-type="float">
            <text:p>0.532326</text:p>
          </table:table-cell>
          <table:table-cell office:value-type="float" office:value="0.691759" calcext:value-type="float">
            <text:p>0.69175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35" calcext:value-type="float">
            <text:p>0.70153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2562" calcext:value-type="float">
            <text:p>0.68256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7769" calcext:value-type="float">
            <text:p>0.067769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92704" calcext:value-type="float">
            <text:p>0.6927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8638" calcext:value-type="float">
            <text:p>0.6886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8843" calcext:value-type="float">
            <text:p>0.038843</text:p>
          </table:table-cell>
          <table:table-cell office:value-type="float" office:value="0.594475" calcext:value-type="float">
            <text:p>0.594475</text:p>
          </table:table-cell>
          <table:table-cell office:value-type="float" office:value="0.695018" calcext:value-type="float">
            <text:p>0.69501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243" calcext:value-type="float">
            <text:p>0.702243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9174" calcext:value-type="float">
            <text:p>0.6891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686" calcext:value-type="float">
            <text:p>0.07686</text:p>
          </table:table-cell>
          <table:table-cell office:value-type="float" office:value="0.589374" calcext:value-type="float">
            <text:p>0.589374</text:p>
          </table:table-cell>
          <table:table-cell office:value-type="float" office:value="0.695419" calcext:value-type="float">
            <text:p>0.6954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35" calcext:value-type="float">
            <text:p>0.701535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8633" calcext:value-type="float">
            <text:p>0.68863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00826" calcext:value-type="float">
            <text:p>0.400826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.694876" calcext:value-type="float">
            <text:p>0.694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89" calcext:value-type="float">
            <text:p>0.701889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1254" calcext:value-type="float">
            <text:p>0.69125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3471" calcext:value-type="float">
            <text:p>0.383471</text:p>
          </table:table-cell>
          <table:table-cell office:value-type="float" office:value="0.639126" calcext:value-type="float">
            <text:p>0.639126</text:p>
          </table:table-cell>
          <table:table-cell office:value-type="float" office:value="0.696741" calcext:value-type="float">
            <text:p>0.69674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3778" calcext:value-type="float">
            <text:p>0.69377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88619" calcext:value-type="float">
            <text:p>0.588619</text:p>
          </table:table-cell>
          <table:table-cell office:value-type="float" office:value="0.695632" calcext:value-type="float">
            <text:p>0.69563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8597" calcext:value-type="float">
            <text:p>0.6885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97285" calcext:value-type="float">
            <text:p>0.69728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58" calcext:value-type="float">
            <text:p>0.701558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3025" calcext:value-type="float">
            <text:p>0.693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56198" calcext:value-type="float">
            <text:p>0.456198</text:p>
          </table:table-cell>
          <table:table-cell office:value-type="float" office:value="0.643117" calcext:value-type="float">
            <text:p>0.643117</text:p>
          </table:table-cell>
          <table:table-cell office:value-type="float" office:value="0.695868" calcext:value-type="float">
            <text:p>0.69586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35" calcext:value-type="float">
            <text:p>0.701535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4052" calcext:value-type="float">
            <text:p>0.69405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52822" calcext:value-type="float">
            <text:p>0.652822</text:p>
          </table:table-cell>
          <table:table-cell office:value-type="float" office:value="0.698135" calcext:value-type="float">
            <text:p>0.6981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47" calcext:value-type="float">
            <text:p>0.701747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527" calcext:value-type="float">
            <text:p>0.6952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648973" calcext:value-type="float">
            <text:p>0.648973</text:p>
          </table:table-cell>
          <table:table-cell office:value-type="float" office:value="0.695301" calcext:value-type="float">
            <text:p>0.6953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54" calcext:value-type="float">
            <text:p>0.702054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4633" calcext:value-type="float">
            <text:p>0.6946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49587" calcext:value-type="float">
            <text:p>0.249587</text:p>
          </table:table-cell>
          <table:table-cell office:value-type="float" office:value="0.639008" calcext:value-type="float">
            <text:p>0.639008</text:p>
          </table:table-cell>
          <table:table-cell office:value-type="float" office:value="0.697332" calcext:value-type="float">
            <text:p>0.69733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36" calcext:value-type="float">
            <text:p>0.701936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3828" calcext:value-type="float">
            <text:p>0.6938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4876" calcext:value-type="float">
            <text:p>0.514876</text:p>
          </table:table-cell>
          <table:table-cell office:value-type="float" office:value="0.647792" calcext:value-type="float">
            <text:p>0.647792</text:p>
          </table:table-cell>
          <table:table-cell office:value-type="float" office:value="0.697001" calcext:value-type="float">
            <text:p>0.6970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95" calcext:value-type="float">
            <text:p>0.701795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4659" calcext:value-type="float">
            <text:p>0.6946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12609" calcext:value-type="float">
            <text:p>0.612609</text:p>
          </table:table-cell>
          <table:table-cell office:value-type="float" office:value="0.697403" calcext:value-type="float">
            <text:p>0.6974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1169" calcext:value-type="float">
            <text:p>0.69116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0.660685" calcext:value-type="float">
            <text:p>0.660685</text:p>
          </table:table-cell>
          <table:table-cell office:value-type="float" office:value="0.698087" calcext:value-type="float">
            <text:p>0.69808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64" calcext:value-type="float">
            <text:p>0.701464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6024" calcext:value-type="float">
            <text:p>0.6960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23447" calcext:value-type="float">
            <text:p>0.623447</text:p>
          </table:table-cell>
          <table:table-cell office:value-type="float" office:value="0.697001" calcext:value-type="float">
            <text:p>0.6970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2236" calcext:value-type="float">
            <text:p>0.69223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0.650933" calcext:value-type="float">
            <text:p>0.650933</text:p>
          </table:table-cell>
          <table:table-cell office:value-type="float" office:value="0.696671" calcext:value-type="float">
            <text:p>0.69667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77" calcext:value-type="float">
            <text:p>0.703377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5098" calcext:value-type="float">
            <text:p>0.6950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7769" calcext:value-type="float">
            <text:p>0.067769</text:p>
          </table:table-cell>
          <table:table-cell office:value-type="float" office:value="0.567887" calcext:value-type="float">
            <text:p>0.567887</text:p>
          </table:table-cell>
          <table:table-cell office:value-type="float" office:value="0.692633" calcext:value-type="float">
            <text:p>0.69263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006" calcext:value-type="float">
            <text:p>0.70500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86553" calcext:value-type="float">
            <text:p>0.6865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4085" calcext:value-type="float">
            <text:p>0.644085</text:p>
          </table:table-cell>
          <table:table-cell office:value-type="float" office:value="0.695419" calcext:value-type="float">
            <text:p>0.6954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888" calcext:value-type="float">
            <text:p>0.7048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39" calcext:value-type="float">
            <text:p>0.69443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0987" calcext:value-type="float">
            <text:p>0.60987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0.699953" calcext:value-type="float">
            <text:p>0.69995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675" calcext:value-type="float">
            <text:p>0.70467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774" calcext:value-type="float">
            <text:p>0.69077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07603" calcext:value-type="float">
            <text:p>0.607603</text:p>
          </table:table-cell>
          <table:table-cell office:value-type="float" office:value="0.696316" calcext:value-type="float">
            <text:p>0.69631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31" calcext:value-type="float">
            <text:p>0.70373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765" calcext:value-type="float">
            <text:p>0.69076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31192" calcext:value-type="float">
            <text:p>0.631192</text:p>
          </table:table-cell>
          <table:table-cell office:value-type="float" office:value="0.697898" calcext:value-type="float">
            <text:p>0.69789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388" calcext:value-type="float">
            <text:p>0.69338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01653" calcext:value-type="float">
            <text:p>0.201653</text:p>
          </table:table-cell>
          <table:table-cell office:value-type="float" office:value="0.645549" calcext:value-type="float">
            <text:p>0.645549</text:p>
          </table:table-cell>
          <table:table-cell office:value-type="float" office:value="0.699221" calcext:value-type="float">
            <text:p>0.6992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952" calcext:value-type="float">
            <text:p>0.70295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772" calcext:value-type="float">
            <text:p>0.6947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562" calcext:value-type="float">
            <text:p>0.42562</text:p>
          </table:table-cell>
          <table:table-cell office:value-type="float" office:value="0.662196" calcext:value-type="float">
            <text:p>0.662196</text:p>
          </table:table-cell>
          <table:table-cell office:value-type="float" office:value="0.698867" calcext:value-type="float">
            <text:p>0.6988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1" calcext:value-type="float">
            <text:p>0.7028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87" calcext:value-type="float">
            <text:p>0.69638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2479" calcext:value-type="float">
            <text:p>0.302479</text:p>
          </table:table-cell>
          <table:table-cell office:value-type="float" office:value="0.651972" calcext:value-type="float">
            <text:p>0.651972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31" calcext:value-type="float">
            <text:p>0.70373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306" calcext:value-type="float">
            <text:p>0.69530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56198" calcext:value-type="float">
            <text:p>0.156198</text:p>
          </table:table-cell>
          <table:table-cell office:value-type="float" office:value="0.643542" calcext:value-type="float">
            <text:p>0.643542</text:p>
          </table:table-cell>
          <table:table-cell office:value-type="float" office:value="0.697214" calcext:value-type="float">
            <text:p>0.6972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39" calcext:value-type="float">
            <text:p>0.6944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0.656954" calcext:value-type="float">
            <text:p>0.656954</text:p>
          </table:table-cell>
          <table:table-cell office:value-type="float" office:value="0.699079" calcext:value-type="float">
            <text:p>0.69907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028" calcext:value-type="float">
            <text:p>0.6960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97615" calcext:value-type="float">
            <text:p>0.597615</text:p>
          </table:table-cell>
          <table:table-cell office:value-type="float" office:value="0.699622" calcext:value-type="float">
            <text:p>0.6996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071" calcext:value-type="float">
            <text:p>0.69007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96694" calcext:value-type="float">
            <text:p>0.296694</text:p>
          </table:table-cell>
          <table:table-cell office:value-type="float" office:value="0.646753" calcext:value-type="float">
            <text:p>0.6467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754" calcext:value-type="float">
            <text:p>0.70375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051" calcext:value-type="float">
            <text:p>0.69505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0413" calcext:value-type="float">
            <text:p>0.550413</text:p>
          </table:table-cell>
          <table:table-cell office:value-type="float" office:value="0.681629" calcext:value-type="float">
            <text:p>0.681629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25" calcext:value-type="float">
            <text:p>0.7038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541" calcext:value-type="float">
            <text:p>0.6985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8654" calcext:value-type="float">
            <text:p>0.658654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156" calcext:value-type="float">
            <text:p>0.7041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272" calcext:value-type="float">
            <text:p>0.6962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8843" calcext:value-type="float">
            <text:p>0.6588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85" calcext:value-type="float">
            <text:p>0.7040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293" calcext:value-type="float">
            <text:p>0.6962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69421" calcext:value-type="float">
            <text:p>0.069421</text:p>
          </table:table-cell>
          <table:table-cell office:value-type="float" office:value="0.658205" calcext:value-type="float">
            <text:p>0.65820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222" calcext:value-type="float">
            <text:p>0.6962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7521" calcext:value-type="float">
            <text:p>0.097521</text:p>
          </table:table-cell>
          <table:table-cell office:value-type="float" office:value="0.633861" calcext:value-type="float">
            <text:p>0.6338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85" calcext:value-type="float">
            <text:p>0.7040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795" calcext:value-type="float">
            <text:p>0.6937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60307" calcext:value-type="float">
            <text:p>0.6603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42" calcext:value-type="float">
            <text:p>0.69634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81818" calcext:value-type="float">
            <text:p>0.481818</text:p>
          </table:table-cell>
          <table:table-cell office:value-type="float" office:value="0.671688" calcext:value-type="float">
            <text:p>0.6716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46" calcext:value-type="float">
            <text:p>0.70304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473" calcext:value-type="float">
            <text:p>0.6974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8843" calcext:value-type="float">
            <text:p>0.038843</text:p>
          </table:table-cell>
          <table:table-cell office:value-type="float" office:value="0.638701" calcext:value-type="float">
            <text:p>0.63870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102" calcext:value-type="float">
            <text:p>0.69410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00826" calcext:value-type="float">
            <text:p>0.400826</text:p>
          </table:table-cell>
          <table:table-cell office:value-type="float" office:value="0.672893" calcext:value-type="float">
            <text:p>0.6728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849" calcext:value-type="float">
            <text:p>0.7038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674" calcext:value-type="float">
            <text:p>0.6976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55372" calcext:value-type="float">
            <text:p>0.455372</text:p>
          </table:table-cell>
          <table:table-cell office:value-type="float" office:value="0.669091" calcext:value-type="float">
            <text:p>0.669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416" calcext:value-type="float">
            <text:p>0.70441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351" calcext:value-type="float">
            <text:p>0.6973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2975" calcext:value-type="float">
            <text:p>0.042975</text:p>
          </table:table-cell>
          <table:table-cell office:value-type="float" office:value="0.644604" calcext:value-type="float">
            <text:p>0.6446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841" calcext:value-type="float">
            <text:p>0.6948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16529" calcext:value-type="float">
            <text:p>0.316529</text:p>
          </table:table-cell>
          <table:table-cell office:value-type="float" office:value="0.670933" calcext:value-type="float">
            <text:p>0.6709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53" calcext:value-type="float">
            <text:p>0.70335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429" calcext:value-type="float">
            <text:p>0.69742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5207" calcext:value-type="float">
            <text:p>0.075207</text:p>
          </table:table-cell>
          <table:table-cell office:value-type="float" office:value="0.64954" calcext:value-type="float">
            <text:p>0.649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15" calcext:value-type="float">
            <text:p>0.70271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226" calcext:value-type="float">
            <text:p>0.6952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66791" calcext:value-type="float">
            <text:p>0.667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58" calcext:value-type="float">
            <text:p>0.6970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2149" calcext:value-type="float">
            <text:p>0.442149</text:p>
          </table:table-cell>
          <table:table-cell office:value-type="float" office:value="0.678961" calcext:value-type="float">
            <text:p>0.6789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613" calcext:value-type="float">
            <text:p>0.70361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57" calcext:value-type="float">
            <text:p>0.69825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662385" calcext:value-type="float">
            <text:p>0.662385</text:p>
          </table:table-cell>
          <table:table-cell office:value-type="float" office:value="0.699362" calcext:value-type="float">
            <text:p>0.69936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982" calcext:value-type="float">
            <text:p>0.70498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673" calcext:value-type="float">
            <text:p>0.6966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.648453" calcext:value-type="float">
            <text:p>0.648453</text:p>
          </table:table-cell>
          <table:table-cell office:value-type="float" office:value="0.698087" calcext:value-type="float">
            <text:p>0.69808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78" calcext:value-type="float">
            <text:p>0.70377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032" calcext:value-type="float">
            <text:p>0.69503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5124" calcext:value-type="float">
            <text:p>0.185124</text:p>
          </table:table-cell>
          <table:table-cell office:value-type="float" office:value="0.646187" calcext:value-type="float">
            <text:p>0.646187</text:p>
          </table:table-cell>
          <table:table-cell office:value-type="float" office:value="0.699339" calcext:value-type="float">
            <text:p>0.69933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328" calcext:value-type="float">
            <text:p>0.70632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185" calcext:value-type="float">
            <text:p>0.6951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6128" calcext:value-type="float">
            <text:p>0.636128</text:p>
          </table:table-cell>
          <table:table-cell office:value-type="float" office:value="0.699575" calcext:value-type="float">
            <text:p>0.69957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392" calcext:value-type="float">
            <text:p>0.7043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009" calcext:value-type="float">
            <text:p>0.69400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0897" calcext:value-type="float">
            <text:p>0.640897</text:p>
          </table:table-cell>
          <table:table-cell office:value-type="float" office:value="0.699787" calcext:value-type="float">
            <text:p>0.69978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07" calcext:value-type="float">
            <text:p>0.70370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39" calcext:value-type="float">
            <text:p>0.69443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98205" calcext:value-type="float">
            <text:p>0.6982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41" calcext:value-type="float">
            <text:p>0.6954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69421" calcext:value-type="float">
            <text:p>0.269421</text:p>
          </table:table-cell>
          <table:table-cell office:value-type="float" office:value="0.643613" calcext:value-type="float">
            <text:p>0.643613</text:p>
          </table:table-cell>
          <table:table-cell office:value-type="float" office:value="0.6983" calcext:value-type="float">
            <text:p>0.698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63" calcext:value-type="float">
            <text:p>0.70276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68" calcext:value-type="float">
            <text:p>0.69446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04959" calcext:value-type="float">
            <text:p>0.504959</text:p>
          </table:table-cell>
          <table:table-cell office:value-type="float" office:value="0.675584" calcext:value-type="float">
            <text:p>0.675584</text:p>
          </table:table-cell>
          <table:table-cell office:value-type="float" office:value="0.698867" calcext:value-type="float">
            <text:p>0.6988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928" calcext:value-type="float">
            <text:p>0.70292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38" calcext:value-type="float">
            <text:p>0.69773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8595" calcext:value-type="float">
            <text:p>0.068595</text:p>
          </table:table-cell>
          <table:table-cell office:value-type="float" office:value="0.652845" calcext:value-type="float">
            <text:p>0.652845</text:p>
          </table:table-cell>
          <table:table-cell office:value-type="float" office:value="0.698867" calcext:value-type="float">
            <text:p>0.6988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412" calcext:value-type="float">
            <text:p>0.69541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71074" calcext:value-type="float">
            <text:p>0.171074</text:p>
          </table:table-cell>
          <table:table-cell office:value-type="float" office:value="0.631004" calcext:value-type="float">
            <text:p>0.631004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384" calcext:value-type="float">
            <text:p>0.69338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66116" calcext:value-type="float">
            <text:p>0.266116</text:p>
          </table:table-cell>
          <table:table-cell office:value-type="float" office:value="0.667627" calcext:value-type="float">
            <text:p>0.66762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18" calcext:value-type="float">
            <text:p>0.69701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19835" calcext:value-type="float">
            <text:p>0.319835</text:p>
          </table:table-cell>
          <table:table-cell office:value-type="float" office:value="0.675632" calcext:value-type="float">
            <text:p>0.67563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86" calcext:value-type="float">
            <text:p>0.70278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842" calcext:value-type="float">
            <text:p>0.69784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27273" calcext:value-type="float">
            <text:p>0.527273</text:p>
          </table:table-cell>
          <table:table-cell office:value-type="float" office:value="0.687344" calcext:value-type="float">
            <text:p>0.68734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989" calcext:value-type="float">
            <text:p>0.6989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9835" calcext:value-type="float">
            <text:p>0.619835</text:p>
          </table:table-cell>
          <table:table-cell office:value-type="float" office:value="0.692704" calcext:value-type="float">
            <text:p>0.6927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67" calcext:value-type="float">
            <text:p>0.70226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497" calcext:value-type="float">
            <text:p>0.6994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46281" calcext:value-type="float">
            <text:p>0.546281</text:p>
          </table:table-cell>
          <table:table-cell office:value-type="float" office:value="0.679481" calcext:value-type="float">
            <text:p>0.6794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189" calcext:value-type="float">
            <text:p>0.69818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8926" calcext:value-type="float">
            <text:p>0.528926</text:p>
          </table:table-cell>
          <table:table-cell office:value-type="float" office:value="0.677828" calcext:value-type="float">
            <text:p>0.6778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109" calcext:value-type="float">
            <text:p>0.69810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48855" calcext:value-type="float">
            <text:p>0.6488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211" calcext:value-type="float">
            <text:p>0.69521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85124" calcext:value-type="float">
            <text:p>0.185124</text:p>
          </table:table-cell>
          <table:table-cell office:value-type="float" office:value="0.674522" calcext:value-type="float">
            <text:p>0.6745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53" calcext:value-type="float">
            <text:p>0.70335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87" calcext:value-type="float">
            <text:p>0.69778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657568" calcext:value-type="float">
            <text:p>0.65756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991" calcext:value-type="float">
            <text:p>0.6959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686092" calcext:value-type="float">
            <text:p>0.68609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2" calcext:value-type="float">
            <text:p>0.7022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831" calcext:value-type="float">
            <text:p>0.69883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69421" calcext:value-type="float">
            <text:p>0.169421</text:p>
          </table:table-cell>
          <table:table-cell office:value-type="float" office:value="0.661724" calcext:value-type="float">
            <text:p>0.6617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401" calcext:value-type="float">
            <text:p>0.6964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0.688005" calcext:value-type="float">
            <text:p>0.68800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4" calcext:value-type="float">
            <text:p>0.6991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3636" calcext:value-type="float">
            <text:p>0.463636</text:p>
          </table:table-cell>
          <table:table-cell office:value-type="float" office:value="0.67889" calcext:value-type="float">
            <text:p>0.678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82" calcext:value-type="float">
            <text:p>0.70328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17" calcext:value-type="float">
            <text:p>0.69821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1712" calcext:value-type="float">
            <text:p>0.6517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43" calcext:value-type="float">
            <text:p>0.70394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566" calcext:value-type="float">
            <text:p>0.6955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1736" calcext:value-type="float">
            <text:p>0.291736</text:p>
          </table:table-cell>
          <table:table-cell office:value-type="float" office:value="0.632751" calcext:value-type="float">
            <text:p>0.632751</text:p>
          </table:table-cell>
          <table:table-cell office:value-type="float" office:value="0.699433" calcext:value-type="float">
            <text:p>0.69943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96" calcext:value-type="float">
            <text:p>0.7038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608" calcext:value-type="float">
            <text:p>0.69360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5537" calcext:value-type="float">
            <text:p>0.135537</text:p>
          </table:table-cell>
          <table:table-cell office:value-type="float" office:value="0.613955" calcext:value-type="float">
            <text:p>0.613955</text:p>
          </table:table-cell>
          <table:table-cell office:value-type="float" office:value="0.698749" calcext:value-type="float">
            <text:p>0.69874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1" calcext:value-type="float">
            <text:p>0.7028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1551" calcext:value-type="float">
            <text:p>0.6915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1074" calcext:value-type="float">
            <text:p>0.171074</text:p>
          </table:table-cell>
          <table:table-cell office:value-type="float" office:value="0.603188" calcext:value-type="float">
            <text:p>0.603188</text:p>
          </table:table-cell>
          <table:table-cell office:value-type="float" office:value="0.698867" calcext:value-type="float">
            <text:p>0.6988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527" calcext:value-type="float">
            <text:p>0.70252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458" calcext:value-type="float">
            <text:p>0.69045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94616" calcext:value-type="float">
            <text:p>0.594616</text:p>
          </table:table-cell>
          <table:table-cell office:value-type="float" office:value="0.699126" calcext:value-type="float">
            <text:p>0.69912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89643" calcext:value-type="float">
            <text:p>0.6896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635868" calcext:value-type="float">
            <text:p>0.635868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574" calcext:value-type="float">
            <text:p>0.70257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828" calcext:value-type="float">
            <text:p>0.69382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655608" calcext:value-type="float">
            <text:p>0.655608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806" calcext:value-type="float">
            <text:p>0.6958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68595" calcext:value-type="float">
            <text:p>0.268595</text:p>
          </table:table-cell>
          <table:table-cell office:value-type="float" office:value="0.663943" calcext:value-type="float">
            <text:p>0.6639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614" calcext:value-type="float">
            <text:p>0.6966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4876" calcext:value-type="float">
            <text:p>0.24876</text:p>
          </table:table-cell>
          <table:table-cell office:value-type="float" office:value="0.644817" calcext:value-type="float">
            <text:p>0.644817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518" calcext:value-type="float">
            <text:p>0.70351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826" calcext:value-type="float">
            <text:p>0.6948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22314" calcext:value-type="float">
            <text:p>0.422314</text:p>
          </table:table-cell>
          <table:table-cell office:value-type="float" office:value="0.667367" calcext:value-type="float">
            <text:p>0.66736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77" calcext:value-type="float">
            <text:p>0.69707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5006" calcext:value-type="float">
            <text:p>0.6850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77" calcext:value-type="float">
            <text:p>0.70337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838" calcext:value-type="float">
            <text:p>0.69883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43802" calcext:value-type="float">
            <text:p>0.243802</text:p>
          </table:table-cell>
          <table:table-cell office:value-type="float" office:value="0.651216" calcext:value-type="float">
            <text:p>0.6512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551" calcext:value-type="float">
            <text:p>0.6955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57946" calcext:value-type="float">
            <text:p>0.6579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12" calcext:value-type="float">
            <text:p>0.6961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4994" calcext:value-type="float">
            <text:p>0.67499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11" calcext:value-type="float">
            <text:p>0.70321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821" calcext:value-type="float">
            <text:p>0.69782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69634" calcext:value-type="float">
            <text:p>0.6696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178" calcext:value-type="float">
            <text:p>0.69717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09917" calcext:value-type="float">
            <text:p>0.209917</text:p>
          </table:table-cell>
          <table:table-cell office:value-type="float" office:value="0.66758" calcext:value-type="float">
            <text:p>0.6675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992" calcext:value-type="float">
            <text:p>0.69699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9174" calcext:value-type="float">
            <text:p>0.199174</text:p>
          </table:table-cell>
          <table:table-cell office:value-type="float" office:value="0.642125" calcext:value-type="float">
            <text:p>0.6421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3" calcext:value-type="float">
            <text:p>0.694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09917" calcext:value-type="float">
            <text:p>0.209917</text:p>
          </table:table-cell>
          <table:table-cell office:value-type="float" office:value="0.677544" calcext:value-type="float">
            <text:p>0.67754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03" calcext:value-type="float">
            <text:p>0.70250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005" calcext:value-type="float">
            <text:p>0.6980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0.663518" calcext:value-type="float">
            <text:p>0.66351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597" calcext:value-type="float">
            <text:p>0.6965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5502" calcext:value-type="float">
            <text:p>0.6855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27" calcext:value-type="float">
            <text:p>0.70252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803" calcext:value-type="float">
            <text:p>0.69880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0.690673" calcext:value-type="float">
            <text:p>0.6906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13" calcext:value-type="float">
            <text:p>0.6993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30579" calcext:value-type="float">
            <text:p>0.530579</text:p>
          </table:table-cell>
          <table:table-cell office:value-type="float" office:value="0.689421" calcext:value-type="float">
            <text:p>0.6894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88" calcext:value-type="float">
            <text:p>0.6991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5289" calcext:value-type="float">
            <text:p>0.365289</text:p>
          </table:table-cell>
          <table:table-cell office:value-type="float" office:value="0.679268" calcext:value-type="float">
            <text:p>0.67926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172" calcext:value-type="float">
            <text:p>0.69817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0.665195" calcext:value-type="float">
            <text:p>0.6651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732" calcext:value-type="float">
            <text:p>0.6967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3471" calcext:value-type="float">
            <text:p>0.483471</text:p>
          </table:table-cell>
          <table:table-cell office:value-type="float" office:value="0.677025" calcext:value-type="float">
            <text:p>0.6770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15" calcext:value-type="float">
            <text:p>0.6979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69752" calcext:value-type="float">
            <text:p>0.669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209" calcext:value-type="float">
            <text:p>0.69720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66257" calcext:value-type="float">
            <text:p>0.6662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41" calcext:value-type="float">
            <text:p>0.69684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47957" calcext:value-type="float">
            <text:p>0.6479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74" calcext:value-type="float">
            <text:p>0.70257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053" calcext:value-type="float">
            <text:p>0.6950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8678" calcext:value-type="float">
            <text:p>0.058678</text:p>
          </table:table-cell>
          <table:table-cell office:value-type="float" office:value="0.619693" calcext:value-type="float">
            <text:p>0.6196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184" calcext:value-type="float">
            <text:p>0.6921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628855" calcext:value-type="float">
            <text:p>0.6288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122" calcext:value-type="float">
            <text:p>0.69312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77686" calcext:value-type="float">
            <text:p>0.277686</text:p>
          </table:table-cell>
          <table:table-cell office:value-type="float" office:value="0.626612" calcext:value-type="float">
            <text:p>0.6266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89" calcext:value-type="float">
            <text:p>0.6928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57733" calcext:value-type="float">
            <text:p>0.6577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028" calcext:value-type="float">
            <text:p>0.69602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65289" calcext:value-type="float">
            <text:p>0.6652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21" calcext:value-type="float">
            <text:p>0.70262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791" calcext:value-type="float">
            <text:p>0.69679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638701" calcext:value-type="float">
            <text:p>0.63870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486" calcext:value-type="float">
            <text:p>0.70448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319" calcext:value-type="float">
            <text:p>0.69431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648619" calcext:value-type="float">
            <text:p>0.6486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24" calcext:value-type="float">
            <text:p>0.70342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204" calcext:value-type="float">
            <text:p>0.69520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24793" calcext:value-type="float">
            <text:p>0.524793</text:p>
          </table:table-cell>
          <table:table-cell office:value-type="float" office:value="0.671004" calcext:value-type="float">
            <text:p>0.6710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731" calcext:value-type="float">
            <text:p>0.70373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473" calcext:value-type="float">
            <text:p>0.69747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68902" calcext:value-type="float">
            <text:p>0.6689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216" calcext:value-type="float">
            <text:p>0.6972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7816" calcext:value-type="float">
            <text:p>0.6678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93" calcext:value-type="float">
            <text:p>0.69709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0177" calcext:value-type="float">
            <text:p>0.67017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95" calcext:value-type="float">
            <text:p>0.70349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367" calcext:value-type="float">
            <text:p>0.69736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20661" calcext:value-type="float">
            <text:p>0.320661</text:p>
          </table:table-cell>
          <table:table-cell office:value-type="float" office:value="0.651688" calcext:value-type="float">
            <text:p>0.6516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32" calcext:value-type="float">
            <text:p>0.70243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412" calcext:value-type="float">
            <text:p>0.6954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58985" calcext:value-type="float">
            <text:p>0.65898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35" calcext:value-type="float">
            <text:p>0.70323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222" calcext:value-type="float">
            <text:p>0.6962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4463" calcext:value-type="float">
            <text:p>0.164463</text:p>
          </table:table-cell>
          <table:table-cell office:value-type="float" office:value="0.600803" calcext:value-type="float">
            <text:p>0.600803</text:p>
          </table:table-cell>
          <table:table-cell office:value-type="float" office:value="0.699882" calcext:value-type="float">
            <text:p>0.6998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416" calcext:value-type="float">
            <text:p>0.6904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596836" calcext:value-type="float">
            <text:p>0.596836</text:p>
          </table:table-cell>
          <table:table-cell office:value-type="float" office:value="0.69941" calcext:value-type="float">
            <text:p>0.6994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8995" calcext:value-type="float">
            <text:p>0.689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21936" calcext:value-type="float">
            <text:p>0.6219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47" calcext:value-type="float">
            <text:p>0.70344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538" calcext:value-type="float">
            <text:p>0.69253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25502" calcext:value-type="float">
            <text:p>0.625502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782" calcext:value-type="float">
            <text:p>0.69278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59032" calcext:value-type="float">
            <text:p>0.65903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123" calcext:value-type="float">
            <text:p>0.6961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5804" calcext:value-type="float">
            <text:p>0.658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024" calcext:value-type="float">
            <text:p>0.6960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99787" calcext:value-type="float">
            <text:p>0.69978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24" calcext:value-type="float">
            <text:p>0.70342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358" calcext:value-type="float">
            <text:p>0.69335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29752" calcext:value-type="float">
            <text:p>0.429752</text:p>
          </table:table-cell>
          <table:table-cell office:value-type="float" office:value="0.647462" calcext:value-type="float">
            <text:p>0.6474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416" calcext:value-type="float">
            <text:p>0.70441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188" calcext:value-type="float">
            <text:p>0.69518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14333" calcext:value-type="float">
            <text:p>0.614333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175" calcext:value-type="float">
            <text:p>0.6917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8926" calcext:value-type="float">
            <text:p>0.128926</text:p>
          </table:table-cell>
          <table:table-cell office:value-type="float" office:value="0.603117" calcext:value-type="float">
            <text:p>0.603117</text:p>
          </table:table-cell>
          <table:table-cell office:value-type="float" office:value="0.698371" calcext:value-type="float">
            <text:p>0.69837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0383" calcext:value-type="float">
            <text:p>0.69038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42834" calcext:value-type="float">
            <text:p>0.6428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553" calcext:value-type="float">
            <text:p>0.69455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80118" calcext:value-type="float">
            <text:p>0.68011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81" calcext:value-type="float">
            <text:p>0.70288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3" calcext:value-type="float">
            <text:p>0.698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39669" calcext:value-type="float">
            <text:p>0.339669</text:p>
          </table:table-cell>
          <table:table-cell office:value-type="float" office:value="0.677025" calcext:value-type="float">
            <text:p>0.6770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34" calcext:value-type="float">
            <text:p>0.69793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2432" calcext:value-type="float">
            <text:p>0.66243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32" calcext:value-type="float">
            <text:p>0.70243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486" calcext:value-type="float">
            <text:p>0.69648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76057" calcext:value-type="float">
            <text:p>0.6760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844" calcext:value-type="float">
            <text:p>0.69784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3625" calcext:value-type="float">
            <text:p>0.6936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594" calcext:value-type="float">
            <text:p>0.69959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82715" calcext:value-type="float">
            <text:p>0.6827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501" calcext:value-type="float">
            <text:p>0.69850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80874" calcext:value-type="float">
            <text:p>0.6808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307" calcext:value-type="float">
            <text:p>0.69830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1464" calcext:value-type="float">
            <text:p>0.6814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366" calcext:value-type="float">
            <text:p>0.69836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81417" calcext:value-type="float">
            <text:p>0.6814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371" calcext:value-type="float">
            <text:p>0.69837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7166" calcext:value-type="float">
            <text:p>0.6971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946" calcext:value-type="float">
            <text:p>0.69994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71617" calcext:value-type="float">
            <text:p>0.6716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398" calcext:value-type="float">
            <text:p>0.6973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2656" calcext:value-type="float">
            <text:p>0.6926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499" calcext:value-type="float">
            <text:p>0.69949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68595" calcext:value-type="float">
            <text:p>0.568595</text:p>
          </table:table-cell>
          <table:table-cell office:value-type="float" office:value="0.687698" calcext:value-type="float">
            <text:p>0.6876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067" calcext:value-type="float">
            <text:p>0.69906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73908" calcext:value-type="float">
            <text:p>0.67390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64" calcext:value-type="float">
            <text:p>0.70316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07" calcext:value-type="float">
            <text:p>0.69770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71381" calcext:value-type="float">
            <text:p>0.6713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393" calcext:value-type="float">
            <text:p>0.69739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98347" calcext:value-type="float">
            <text:p>0.098347</text:p>
          </table:table-cell>
          <table:table-cell office:value-type="float" office:value="0.633813" calcext:value-type="float">
            <text:p>0.6338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21" calcext:value-type="float">
            <text:p>0.70262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643" calcext:value-type="float">
            <text:p>0.69364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89728" calcext:value-type="float">
            <text:p>0.6897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97" calcext:value-type="float">
            <text:p>0.70259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233" calcext:value-type="float">
            <text:p>0.69923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66116" calcext:value-type="float">
            <text:p>0.266116</text:p>
          </table:table-cell>
          <table:table-cell office:value-type="float" office:value="0.664841" calcext:value-type="float">
            <text:p>0.6648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739" calcext:value-type="float">
            <text:p>0.69673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28099" calcext:value-type="float">
            <text:p>0.328099</text:p>
          </table:table-cell>
          <table:table-cell office:value-type="float" office:value="0.683754" calcext:value-type="float">
            <text:p>0.6837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11" calcext:value-type="float">
            <text:p>0.70321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97" calcext:value-type="float">
            <text:p>0.69869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4298" calcext:value-type="float">
            <text:p>0.684298</text:p>
          </table:table-cell>
          <table:table-cell office:value-type="float" office:value="0.696175" calcext:value-type="float">
            <text:p>0.6961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849" calcext:value-type="float">
            <text:p>0.7038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700002" calcext:value-type="float">
            <text:p>0.70000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67769" calcext:value-type="float">
            <text:p>0.567769</text:p>
          </table:table-cell>
          <table:table-cell office:value-type="float" office:value="0.691004" calcext:value-type="float">
            <text:p>0.6910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81" calcext:value-type="float">
            <text:p>0.70288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88" calcext:value-type="float">
            <text:p>0.69938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01653" calcext:value-type="float">
            <text:p>0.301653</text:p>
          </table:table-cell>
          <table:table-cell office:value-type="float" office:value="0.674026" calcext:value-type="float">
            <text:p>0.6740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67" calcext:value-type="float">
            <text:p>0.70226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629" calcext:value-type="float">
            <text:p>0.69762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10744" calcext:value-type="float">
            <text:p>0.410744</text:p>
          </table:table-cell>
          <table:table-cell office:value-type="float" office:value="0.665195" calcext:value-type="float">
            <text:p>0.6651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29" calcext:value-type="float">
            <text:p>0.7033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52" calcext:value-type="float">
            <text:p>0.69685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56198" calcext:value-type="float">
            <text:p>0.456198</text:p>
          </table:table-cell>
          <table:table-cell office:value-type="float" office:value="0.675136" calcext:value-type="float">
            <text:p>0.6751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78" calcext:value-type="float">
            <text:p>0.69777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60118" calcext:value-type="float">
            <text:p>0.66011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66" calcext:value-type="float">
            <text:p>0.70356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68" calcext:value-type="float">
            <text:p>0.69636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10744" calcext:value-type="float">
            <text:p>0.310744</text:p>
          </table:table-cell>
          <table:table-cell office:value-type="float" office:value="0.664368" calcext:value-type="float">
            <text:p>0.66436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61" calcext:value-type="float">
            <text:p>0.7040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43" calcext:value-type="float">
            <text:p>0.69684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31263" calcext:value-type="float">
            <text:p>0.631263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92" calcext:value-type="float">
            <text:p>0.703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516" calcext:value-type="float">
            <text:p>0.6935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314" calcext:value-type="float">
            <text:p>0.12314</text:p>
          </table:table-cell>
          <table:table-cell office:value-type="float" office:value="0.643542" calcext:value-type="float">
            <text:p>0.64354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38" calcext:value-type="float">
            <text:p>0.7040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758" calcext:value-type="float">
            <text:p>0.69475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25431" calcext:value-type="float">
            <text:p>0.62543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85" calcext:value-type="float">
            <text:p>0.7040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952" calcext:value-type="float">
            <text:p>0.69295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4321" calcext:value-type="float">
            <text:p>0.6643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739" calcext:value-type="float">
            <text:p>0.69673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51311" calcext:value-type="float">
            <text:p>0.6513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37" calcext:value-type="float">
            <text:p>0.6953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14664" calcext:value-type="float">
            <text:p>0.6146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1705" calcext:value-type="float">
            <text:p>0.69170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32255" calcext:value-type="float">
            <text:p>0.6322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464" calcext:value-type="float">
            <text:p>0.69346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24982" calcext:value-type="float">
            <text:p>0.62498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739" calcext:value-type="float">
            <text:p>0.69273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66612" calcext:value-type="float">
            <text:p>0.6666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81" calcext:value-type="float">
            <text:p>0.69688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32538" calcext:value-type="float">
            <text:p>0.6325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466" calcext:value-type="float">
            <text:p>0.6934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11924" calcext:value-type="float">
            <text:p>0.611924</text:p>
          </table:table-cell>
          <table:table-cell office:value-type="float" office:value="0.699882" calcext:value-type="float">
            <text:p>0.6998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1396" calcext:value-type="float">
            <text:p>0.69139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76907" calcext:value-type="float">
            <text:p>0.5769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87903" calcext:value-type="float">
            <text:p>0.68790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7497" calcext:value-type="float">
            <text:p>0.6774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65" calcext:value-type="float">
            <text:p>0.69796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5856" calcext:value-type="float">
            <text:p>0.658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4" calcext:value-type="float">
            <text:p>0.70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17" calcext:value-type="float">
            <text:p>0.6961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67981" calcext:value-type="float">
            <text:p>0.6679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11" calcext:value-type="float">
            <text:p>0.70321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119" calcext:value-type="float">
            <text:p>0.69711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81039" calcext:value-type="float">
            <text:p>0.6810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82" calcext:value-type="float">
            <text:p>0.70328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32" calcext:value-type="float">
            <text:p>0.69843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3967" calcext:value-type="float">
            <text:p>0.223967</text:p>
          </table:table-cell>
          <table:table-cell office:value-type="float" office:value="0.66137" calcext:value-type="float">
            <text:p>0.6613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52" calcext:value-type="float">
            <text:p>0.6963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43802" calcext:value-type="float">
            <text:p>0.543802</text:p>
          </table:table-cell>
          <table:table-cell office:value-type="float" office:value="0.687981" calcext:value-type="float">
            <text:p>0.6879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011" calcext:value-type="float">
            <text:p>0.6990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51924" calcext:value-type="float">
            <text:p>0.6519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405" calcext:value-type="float">
            <text:p>0.6954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37922" calcext:value-type="float">
            <text:p>0.6379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061" calcext:value-type="float">
            <text:p>0.69406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46895" calcext:value-type="float">
            <text:p>0.6468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959" calcext:value-type="float">
            <text:p>0.69495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8524" calcext:value-type="float">
            <text:p>0.6685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66" calcext:value-type="float">
            <text:p>0.7036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218" calcext:value-type="float">
            <text:p>0.69721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30319" calcext:value-type="float">
            <text:p>0.6303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38" calcext:value-type="float">
            <text:p>0.7040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436" calcext:value-type="float">
            <text:p>0.69343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67981" calcext:value-type="float">
            <text:p>0.6679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11" calcext:value-type="float">
            <text:p>0.6971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28099" calcext:value-type="float">
            <text:p>0.428099</text:p>
          </table:table-cell>
          <table:table-cell office:value-type="float" office:value="0.67497" calcext:value-type="float">
            <text:p>0.674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89" calcext:value-type="float">
            <text:p>0.70358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856" calcext:value-type="float">
            <text:p>0.69785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28099" calcext:value-type="float">
            <text:p>0.428099</text:p>
          </table:table-cell>
          <table:table-cell office:value-type="float" office:value="0.66477" calcext:value-type="float">
            <text:p>0.6647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38" calcext:value-type="float">
            <text:p>0.70403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81" calcext:value-type="float">
            <text:p>0.69688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28099" calcext:value-type="float">
            <text:p>0.428099</text:p>
          </table:table-cell>
          <table:table-cell office:value-type="float" office:value="0.66817" calcext:value-type="float">
            <text:p>0.668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91" calcext:value-type="float">
            <text:p>0.70399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216" calcext:value-type="float">
            <text:p>0.69721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671877" calcext:value-type="float">
            <text:p>0.67187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18" calcext:value-type="float">
            <text:p>0.70521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1" calcext:value-type="float">
            <text:p>0.6977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95868" calcext:value-type="float">
            <text:p>0.295868</text:p>
          </table:table-cell>
          <table:table-cell office:value-type="float" office:value="0.666163" calcext:value-type="float">
            <text:p>0.66616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864" calcext:value-type="float">
            <text:p>0.70486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103" calcext:value-type="float">
            <text:p>0.69710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53743" calcext:value-type="float">
            <text:p>0.6537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573" calcext:value-type="float">
            <text:p>0.70557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932" calcext:value-type="float">
            <text:p>0.6959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59315" calcext:value-type="float">
            <text:p>0.6593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33" calcext:value-type="float">
            <text:p>0.69633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16529" calcext:value-type="float">
            <text:p>0.416529</text:p>
          </table:table-cell>
          <table:table-cell office:value-type="float" office:value="0.669067" calcext:value-type="float">
            <text:p>0.66906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174" calcext:value-type="float">
            <text:p>0.69717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97521" calcext:value-type="float">
            <text:p>0.297521</text:p>
          </table:table-cell>
          <table:table-cell office:value-type="float" office:value="0.635065" calcext:value-type="float">
            <text:p>0.63506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04" calcext:value-type="float">
            <text:p>0.70290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797" calcext:value-type="float">
            <text:p>0.69379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0.66222" calcext:value-type="float">
            <text:p>0.662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03" calcext:value-type="float">
            <text:p>0.70250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472" calcext:value-type="float">
            <text:p>0.69647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88619" calcext:value-type="float">
            <text:p>0.6886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47" calcext:value-type="float">
            <text:p>0.70344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207" calcext:value-type="float">
            <text:p>0.69920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88595" calcext:value-type="float">
            <text:p>0.6885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78" calcext:value-type="float">
            <text:p>0.69917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89256" calcext:value-type="float">
            <text:p>0.389256</text:p>
          </table:table-cell>
          <table:table-cell office:value-type="float" office:value="0.687037" calcext:value-type="float">
            <text:p>0.68703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919" calcext:value-type="float">
            <text:p>0.69891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42243" calcext:value-type="float">
            <text:p>0.6422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442" calcext:value-type="float">
            <text:p>0.6944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680165" calcext:value-type="float">
            <text:p>0.68016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43" calcext:value-type="float">
            <text:p>0.70224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41" calcext:value-type="float">
            <text:p>0.6982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97521" calcext:value-type="float">
            <text:p>0.597521</text:p>
          </table:table-cell>
          <table:table-cell office:value-type="float" office:value="0.692586" calcext:value-type="float">
            <text:p>0.6925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584" calcext:value-type="float">
            <text:p>0.69958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695632" calcext:value-type="float">
            <text:p>0.69563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2" calcext:value-type="float">
            <text:p>0.7022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785" calcext:value-type="float">
            <text:p>0.69978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7107" calcext:value-type="float">
            <text:p>0.547107</text:p>
          </table:table-cell>
          <table:table-cell office:value-type="float" office:value="0.684888" calcext:value-type="float">
            <text:p>0.6848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708" calcext:value-type="float">
            <text:p>0.69870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47107" calcext:value-type="float">
            <text:p>0.547107</text:p>
          </table:table-cell>
          <table:table-cell office:value-type="float" office:value="0.678253" calcext:value-type="float">
            <text:p>0.6782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179" calcext:value-type="float">
            <text:p>0.70417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43" calcext:value-type="float">
            <text:p>0.698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664298" calcext:value-type="float">
            <text:p>0.6642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22" calcext:value-type="float">
            <text:p>0.70302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732" calcext:value-type="float">
            <text:p>0.6967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30791" calcext:value-type="float">
            <text:p>0.6307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99" calcext:value-type="float">
            <text:p>0.70299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379" calcext:value-type="float">
            <text:p>0.6933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9339" calcext:value-type="float">
            <text:p>0.079339</text:p>
          </table:table-cell>
          <table:table-cell office:value-type="float" office:value="0.645313" calcext:value-type="float">
            <text:p>0.6453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345" calcext:value-type="float">
            <text:p>0.70434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966" calcext:value-type="float">
            <text:p>0.6949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9492" calcext:value-type="float">
            <text:p>0.68949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74" calcext:value-type="float">
            <text:p>0.69937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64817" calcext:value-type="float">
            <text:p>0.6648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42" calcext:value-type="float">
            <text:p>0.70524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06" calcext:value-type="float">
            <text:p>0.69700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1854" calcext:value-type="float">
            <text:p>0.6718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42" calcext:value-type="float">
            <text:p>0.70524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1" calcext:value-type="float">
            <text:p>0.6977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9669" calcext:value-type="float">
            <text:p>0.6796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604" calcext:value-type="float">
            <text:p>0.70460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27" calcext:value-type="float">
            <text:p>0.6984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22078" calcext:value-type="float">
            <text:p>0.62207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841" calcext:value-type="float">
            <text:p>0.70484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2692" calcext:value-type="float">
            <text:p>0.69269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65289" calcext:value-type="float">
            <text:p>0.665289</text:p>
          </table:table-cell>
          <table:table-cell office:value-type="float" office:value="0.693341" calcext:value-type="float">
            <text:p>0.6933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674" calcext:value-type="float">
            <text:p>0.6996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41039" calcext:value-type="float">
            <text:p>0.6410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345" calcext:value-type="float">
            <text:p>0.6943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93908" calcext:value-type="float">
            <text:p>0.69390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66" calcext:value-type="float">
            <text:p>0.70356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747" calcext:value-type="float">
            <text:p>0.6997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79433" calcext:value-type="float">
            <text:p>0.6794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66" calcext:value-type="float">
            <text:p>0.70356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3" calcext:value-type="float">
            <text:p>0.698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47934" calcext:value-type="float">
            <text:p>0.547934</text:p>
          </table:table-cell>
          <table:table-cell office:value-type="float" office:value="0.690956" calcext:value-type="float">
            <text:p>0.6909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63" calcext:value-type="float">
            <text:p>0.70276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72" calcext:value-type="float">
            <text:p>0.69937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47934" calcext:value-type="float">
            <text:p>0.547934</text:p>
          </table:table-cell>
          <table:table-cell office:value-type="float" office:value="0.692373" calcext:value-type="float">
            <text:p>0.6923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15" calcext:value-type="float">
            <text:p>0.70271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509" calcext:value-type="float">
            <text:p>0.69950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75797" calcext:value-type="float">
            <text:p>0.6757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891" calcext:value-type="float">
            <text:p>0.69789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2314" calcext:value-type="float">
            <text:p>0.122314</text:p>
          </table:table-cell>
          <table:table-cell office:value-type="float" office:value="0.667084" calcext:value-type="float">
            <text:p>0.66708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2" calcext:value-type="float">
            <text:p>0.6970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83471" calcext:value-type="float">
            <text:p>0.583471</text:p>
          </table:table-cell>
          <table:table-cell office:value-type="float" office:value="0.682928" calcext:value-type="float">
            <text:p>0.6829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04" calcext:value-type="float">
            <text:p>0.6986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83471" calcext:value-type="float">
            <text:p>0.583471</text:p>
          </table:table-cell>
          <table:table-cell office:value-type="float" office:value="0.682928" calcext:value-type="float">
            <text:p>0.6829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04" calcext:value-type="float">
            <text:p>0.69860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01653" calcext:value-type="float">
            <text:p>0.301653</text:p>
          </table:table-cell>
          <table:table-cell office:value-type="float" office:value="0.657615" calcext:value-type="float">
            <text:p>0.6576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087" calcext:value-type="float">
            <text:p>0.69608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38654" calcext:value-type="float">
            <text:p>0.6386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102" calcext:value-type="float">
            <text:p>0.69410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7048" calcext:value-type="float">
            <text:p>0.67704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24" calcext:value-type="float">
            <text:p>0.69792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64439" calcext:value-type="float">
            <text:p>0.6644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699" calcext:value-type="float">
            <text:p>0.69669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90437" calcext:value-type="float">
            <text:p>0.69043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62" calcext:value-type="float">
            <text:p>0.6993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87957" calcext:value-type="float">
            <text:p>0.6879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53" calcext:value-type="float">
            <text:p>0.70335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31" calcext:value-type="float">
            <text:p>0.69913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78512" calcext:value-type="float">
            <text:p>0.378512</text:p>
          </table:table-cell>
          <table:table-cell office:value-type="float" office:value="0.671617" calcext:value-type="float">
            <text:p>0.6716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11" calcext:value-type="float">
            <text:p>0.70321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483" calcext:value-type="float">
            <text:p>0.6974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5856" calcext:value-type="float">
            <text:p>0.658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175" calcext:value-type="float">
            <text:p>0.69617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4061" calcext:value-type="float">
            <text:p>0.6640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817" calcext:value-type="float">
            <text:p>0.70481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88" calcext:value-type="float">
            <text:p>0.6968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5006" calcext:value-type="float">
            <text:p>0.6650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66" calcext:value-type="float">
            <text:p>0.70526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027" calcext:value-type="float">
            <text:p>0.69702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93388" calcext:value-type="float">
            <text:p>0.593388</text:p>
          </table:table-cell>
          <table:table-cell office:value-type="float" office:value="0.688005" calcext:value-type="float">
            <text:p>0.68800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699" calcext:value-type="float">
            <text:p>0.70469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27" calcext:value-type="float">
            <text:p>0.6992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744" calcext:value-type="float">
            <text:p>0.610744</text:p>
          </table:table-cell>
          <table:table-cell office:value-type="float" office:value="0.684652" calcext:value-type="float">
            <text:p>0.6846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652" calcext:value-type="float">
            <text:p>0.70465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93" calcext:value-type="float">
            <text:p>0.6989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79339" calcext:value-type="float">
            <text:p>0.479339</text:p>
          </table:table-cell>
          <table:table-cell office:value-type="float" office:value="0.683825" calcext:value-type="float">
            <text:p>0.6838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52" calcext:value-type="float">
            <text:p>0.69865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672798" calcext:value-type="float">
            <text:p>0.6727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554" calcext:value-type="float">
            <text:p>0.6975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79339" calcext:value-type="float">
            <text:p>0.479339</text:p>
          </table:table-cell>
          <table:table-cell office:value-type="float" office:value="0.683967" calcext:value-type="float">
            <text:p>0.68396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21" calcext:value-type="float">
            <text:p>0.70262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59" calcext:value-type="float">
            <text:p>0.6986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75396" calcext:value-type="float">
            <text:p>0.67539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57" calcext:value-type="float">
            <text:p>0.69775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9917" calcext:value-type="float">
            <text:p>0.6899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43" calcext:value-type="float">
            <text:p>0.70224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216" calcext:value-type="float">
            <text:p>0.6992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90933" calcext:value-type="float">
            <text:p>0.6909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329" calcext:value-type="float">
            <text:p>0.6993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9728" calcext:value-type="float">
            <text:p>0.6897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24" calcext:value-type="float">
            <text:p>0.699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8791" calcext:value-type="float">
            <text:p>0.687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037" calcext:value-type="float">
            <text:p>0.6990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19008" calcext:value-type="float">
            <text:p>0.419008</text:p>
          </table:table-cell>
          <table:table-cell office:value-type="float" office:value="0.682054" calcext:value-type="float">
            <text:p>0.6820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32" calcext:value-type="float">
            <text:p>0.70243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49" calcext:value-type="float">
            <text:p>0.6984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688619" calcext:value-type="float">
            <text:p>0.6886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53" calcext:value-type="float">
            <text:p>0.70335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97" calcext:value-type="float">
            <text:p>0.69919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665124" calcext:value-type="float">
            <text:p>0.665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613" calcext:value-type="float">
            <text:p>0.70361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874" calcext:value-type="float">
            <text:p>0.69687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0.679339" calcext:value-type="float">
            <text:p>0.6793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09" calcext:value-type="float">
            <text:p>0.69840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2704" calcext:value-type="float">
            <text:p>0.6927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745" calcext:value-type="float">
            <text:p>0.69974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0012" calcext:value-type="float">
            <text:p>0.6900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431" calcext:value-type="float">
            <text:p>0.6994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9353" calcext:value-type="float">
            <text:p>0.693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211" calcext:value-type="float">
            <text:p>0.70321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674" calcext:value-type="float">
            <text:p>0.6996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0.676883" calcext:value-type="float">
            <text:p>0.6768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113" calcext:value-type="float">
            <text:p>0.69811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24793" calcext:value-type="float">
            <text:p>0.524793</text:p>
          </table:table-cell>
          <table:table-cell office:value-type="float" office:value="0.681322" calcext:value-type="float">
            <text:p>0.6813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557" calcext:value-type="float">
            <text:p>0.698557</text:p>
          </table:table-cell>
          <table:table-cell>
            <draw:frame draw:z-index="0" draw:style-name="gr1" draw:text-style-name="P1" svg:width="22.348cm" svg:height="12.57cm" svg:x="0.005cm" svg:y="0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0.681913" calcext:value-type="float">
            <text:p>0.6819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04" calcext:value-type="float">
            <text:p>0.69840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6978" calcext:value-type="float">
            <text:p>0.67697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17" calcext:value-type="float">
            <text:p>0.69791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4073" calcext:value-type="float">
            <text:p>0.6740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726" calcext:value-type="float">
            <text:p>0.69772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87981" calcext:value-type="float">
            <text:p>0.6879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5" calcext:value-type="float">
            <text:p>0.70238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037" calcext:value-type="float">
            <text:p>0.6990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83495" calcext:value-type="float">
            <text:p>0.6834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616" calcext:value-type="float">
            <text:p>0.69861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79174" calcext:value-type="float">
            <text:p>0.6791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158" calcext:value-type="float">
            <text:p>0.69815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84298" calcext:value-type="float">
            <text:p>0.384298</text:p>
          </table:table-cell>
          <table:table-cell office:value-type="float" office:value="0.65686" calcext:value-type="float">
            <text:p>0.656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917" calcext:value-type="float">
            <text:p>0.6959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77686" calcext:value-type="float">
            <text:p>0.177686</text:p>
          </table:table-cell>
          <table:table-cell office:value-type="float" office:value="0.642834" calcext:value-type="float">
            <text:p>0.6428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515" calcext:value-type="float">
            <text:p>0.69451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77686" calcext:value-type="float">
            <text:p>0.177686</text:p>
          </table:table-cell>
          <table:table-cell office:value-type="float" office:value="0.639055" calcext:value-type="float">
            <text:p>0.6390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77" calcext:value-type="float">
            <text:p>0.70337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4243" calcext:value-type="float">
            <text:p>0.69424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0413" calcext:value-type="float">
            <text:p>0.050413</text:p>
          </table:table-cell>
          <table:table-cell office:value-type="float" office:value="0.63039" calcext:value-type="float">
            <text:p>0.630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463" calcext:value-type="float">
            <text:p>0.704463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485" calcext:value-type="float">
            <text:p>0.69348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99174" calcext:value-type="float">
            <text:p>0.199174</text:p>
          </table:table-cell>
          <table:table-cell office:value-type="float" office:value="0.657025" calcext:value-type="float">
            <text:p>0.6570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935" calcext:value-type="float">
            <text:p>0.70493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196" calcext:value-type="float">
            <text:p>0.69619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61086" calcext:value-type="float">
            <text:p>0.6610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6357" calcext:value-type="float">
            <text:p>0.69635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6009" calcext:value-type="float">
            <text:p>0.6360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3837" calcext:value-type="float">
            <text:p>0.69383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157" calcext:value-type="float">
            <text:p>0.65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29" calcext:value-type="float">
            <text:p>0.7033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49" calcext:value-type="float">
            <text:p>0.6954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68619" calcext:value-type="float">
            <text:p>0.6686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707" calcext:value-type="float">
            <text:p>0.70370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233" calcext:value-type="float">
            <text:p>0.69723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1759" calcext:value-type="float">
            <text:p>0.671759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403" calcext:value-type="float">
            <text:p>0.6974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94215" calcext:value-type="float">
            <text:p>0.294215</text:p>
          </table:table-cell>
          <table:table-cell office:value-type="float" office:value="0.649705" calcext:value-type="float">
            <text:p>0.64970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5185" calcext:value-type="float">
            <text:p>0.69518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77072" calcext:value-type="float">
            <text:p>0.677072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267" calcext:value-type="float">
            <text:p>0.702267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7917" calcext:value-type="float">
            <text:p>0.69791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78961" calcext:value-type="float">
            <text:p>0.6789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18" calcext:value-type="float">
            <text:p>0.70351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48" calcext:value-type="float">
            <text:p>0.69824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24793" calcext:value-type="float">
            <text:p>0.624793</text:p>
          </table:table-cell>
          <table:table-cell office:value-type="float" office:value="0.682102" calcext:value-type="float">
            <text:p>0.682102</text:p>
          </table:table-cell>
          <table:table-cell office:value-type="float" office:value="0.699622" calcext:value-type="float">
            <text:p>0.6996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597" calcext:value-type="float">
            <text:p>0.69859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81464" calcext:value-type="float">
            <text:p>0.6814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465" calcext:value-type="float">
            <text:p>0.69846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65289" calcext:value-type="float">
            <text:p>0.565289</text:p>
          </table:table-cell>
          <table:table-cell office:value-type="float" office:value="0.685313" calcext:value-type="float">
            <text:p>0.685313</text:p>
          </table:table-cell>
          <table:table-cell office:value-type="float" office:value="0.699717" calcext:value-type="float">
            <text:p>0.6997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843" calcext:value-type="float">
            <text:p>0.69884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65289" calcext:value-type="float">
            <text:p>0.565289</text:p>
          </table:table-cell>
          <table:table-cell office:value-type="float" office:value="0.681913" calcext:value-type="float">
            <text:p>0.681913</text:p>
          </table:table-cell>
          <table:table-cell office:value-type="float" office:value="0.698347" calcext:value-type="float">
            <text:p>0.6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272" calcext:value-type="float">
            <text:p>0.69827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65289" calcext:value-type="float">
            <text:p>0.565289</text:p>
          </table:table-cell>
          <table:table-cell office:value-type="float" office:value="0.689776" calcext:value-type="float">
            <text:p>0.6897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19" calcext:value-type="float">
            <text:p>0.6991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6116" calcext:value-type="float">
            <text:p>0.666116</text:p>
          </table:table-cell>
          <table:table-cell office:value-type="float" office:value="0.694333" calcext:value-type="float">
            <text:p>0.6943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646" calcext:value-type="float">
            <text:p>0.69964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6116" calcext:value-type="float">
            <text:p>0.666116</text:p>
          </table:table-cell>
          <table:table-cell office:value-type="float" office:value="0.693412" calcext:value-type="float">
            <text:p>0.6934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25" calcext:value-type="float">
            <text:p>0.702125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554" calcext:value-type="float">
            <text:p>0.69955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86399" calcext:value-type="float">
            <text:p>0.6863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8885" calcext:value-type="float">
            <text:p>0.6988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91145" calcext:value-type="float">
            <text:p>0.69114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42" calcext:value-type="float">
            <text:p>0.703542</text:p>
          </table:table-cell>
          <table:table-cell office:value-type="float" office:value="0.73719" calcext:value-type="float">
            <text:p>0.73719</text:p>
          </table:table-cell>
          <table:table-cell office:value-type="float" office:value="0.699469" calcext:value-type="float">
            <text:p>0.6994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2T14:31:28.888712227</dc:date>
    <meta:editing-duration>PT3M22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692cm" svg:height="11.118cm">
          <chart:coordinate-region svg:x="2.178cm" svg:y="0.452cm" svg:width="16.913cm" svg:height="9.9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037143">
                <text:p>0.037143</text:p>
                <draw:g>
                  <svg:desc>accuracy.C2:accuracy.C301</svg:desc>
                </draw:g>
              </table:table-cell>
              <table:table-cell office:value-type="float" office:value="0.039197">
                <text:p>0.039197</text:p>
                <draw:g>
                  <svg:desc>accuracy.D2:accuracy.D301</svg:desc>
                </draw:g>
              </table:table-cell>
              <table:table-cell office:value-type="float" office:value="0.046068">
                <text:p>0.046068</text:p>
                <draw:g>
                  <svg:desc>accuracy.E2:accuracy.E301</svg:desc>
                </draw:g>
              </table:table-cell>
              <table:table-cell office:value-type="float" office:value="0.093837">
                <text:p>0.093837</text:p>
                <draw:g>
                  <svg:desc>accuracy.F2:accuracy.F301</svg:desc>
                </draw:g>
              </table:table-cell>
              <table:table-cell office:value-type="float" office:value="0.1732">
                <text:p>0.1732</text:p>
                <draw:g>
                  <svg:desc>accuracy.G2:accuracy.G301</svg:desc>
                </draw:g>
              </table:table-cell>
              <table:table-cell office:value-type="float" office:value="0.221653">
                <text:p>0.221653</text:p>
                <draw:g>
                  <svg:desc>accuracy.H2:accuracy.H301</svg:desc>
                </draw:g>
              </table:table-cell>
              <table:table-cell office:value-type="float" office:value="0.244345">
                <text:p>0.244345</text:p>
                <draw:g>
                  <svg:desc>accuracy.I2:accuracy.I301</svg:desc>
                </draw:g>
              </table:table-cell>
              <table:table-cell office:value-type="float" office:value="0.407414">
                <text:p>0.407414</text:p>
                <draw:g>
                  <svg:desc>accuracy.J2:accuracy.J301</svg:desc>
                </draw:g>
              </table:table-cell>
              <table:table-cell office:value-type="float" office:value="0.640779">
                <text:p>0.640779</text:p>
                <draw:g>
                  <svg:desc>accuracy.K2:accuracy.K301</svg:desc>
                </draw:g>
              </table:table-cell>
              <table:table-cell office:value-type="float" office:value="0.699811">
                <text:p>0.699811</text:p>
                <draw:g>
                  <svg:desc>accuracy.L2:accuracy.L301</svg:desc>
                </draw:g>
              </table:table-cell>
              <table:table-cell office:value-type="float" office:value="0.7">
                <text:p>0.7</text:p>
                <draw:g>
                  <svg:desc>accuracy.M2:accuracy.M301</svg:desc>
                </draw:g>
              </table:table-cell>
              <table:table-cell office:value-type="float" office:value="0.260345">
                <text:p>0.260345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834">
                <text:p>0.0834</text:p>
              </table:table-cell>
              <table:table-cell office:value-type="float" office:value="0.201865">
                <text:p>0.201865</text:p>
              </table:table-cell>
              <table:table-cell office:value-type="float" office:value="0.225242">
                <text:p>0.225242</text:p>
              </table:table-cell>
              <table:table-cell office:value-type="float" office:value="0.308028">
                <text:p>0.308028</text:p>
              </table:table-cell>
              <table:table-cell office:value-type="float" office:value="0.443589">
                <text:p>0.443589</text:p>
              </table:table-cell>
              <table:table-cell office:value-type="float" office:value="0.580779">
                <text:p>0.580779</text:p>
              </table:table-cell>
              <table:table-cell office:value-type="float" office:value="0.655254">
                <text:p>0.655254</text:p>
              </table:table-cell>
              <table:table-cell office:value-type="float" office:value="0.692893">
                <text:p>0.692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59105">
                <text:p>0.4591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7296">
                <text:p>0.147296</text:p>
              </table:table-cell>
              <table:table-cell office:value-type="float" office:value="0.252349">
                <text:p>0.252349</text:p>
              </table:table-cell>
              <table:table-cell office:value-type="float" office:value="0.398536">
                <text:p>0.398536</text:p>
              </table:table-cell>
              <table:table-cell office:value-type="float" office:value="0.543211">
                <text:p>0.543211</text:p>
              </table:table-cell>
              <table:table-cell office:value-type="float" office:value="0.628784">
                <text:p>0.628784</text:p>
              </table:table-cell>
              <table:table-cell office:value-type="float" office:value="0.676198">
                <text:p>0.676198</text:p>
              </table:table-cell>
              <table:table-cell office:value-type="float" office:value="0.695962">
                <text:p>0.6959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44234">
                <text:p>0.5442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1641">
                <text:p>0.171641</text:p>
              </table:table-cell>
              <table:table-cell office:value-type="float" office:value="0.315466">
                <text:p>0.315466</text:p>
              </table:table-cell>
              <table:table-cell office:value-type="float" office:value="0.5">
                <text:p>0.5</text:p>
              </table:table-cell>
              <table:table-cell office:value-type="float" office:value="0.605832">
                <text:p>0.605832</text:p>
              </table:table-cell>
              <table:table-cell office:value-type="float" office:value="0.661582">
                <text:p>0.661582</text:p>
              </table:table-cell>
              <table:table-cell office:value-type="float" office:value="0.686919">
                <text:p>0.686919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89">
                <text:p>0.700189</text:p>
              </table:table-cell>
              <table:table-cell office:value-type="float" office:value="0.704132">
                <text:p>0.704132</text:p>
              </table:table-cell>
              <table:table-cell office:value-type="float" office:value="0.574085">
                <text:p>0.5740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607">
                <text:p>0.258607</text:p>
              </table:table-cell>
              <table:table-cell office:value-type="float" office:value="0.499929">
                <text:p>0.499929</text:p>
              </table:table-cell>
              <table:table-cell office:value-type="float" office:value="0.61863">
                <text:p>0.61863</text:p>
              </table:table-cell>
              <table:table-cell office:value-type="float" office:value="0.666163">
                <text:p>0.666163</text:p>
              </table:table-cell>
              <table:table-cell office:value-type="float" office:value="0.686777">
                <text:p>0.686777</text:p>
              </table:table-cell>
              <table:table-cell office:value-type="float" office:value="0.698465">
                <text:p>0.6984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8">
                <text:p>0.700378</text:p>
              </table:table-cell>
              <table:table-cell office:value-type="float" office:value="0.705785">
                <text:p>0.705785</text:p>
              </table:table-cell>
              <table:table-cell office:value-type="float" office:value="0.622895">
                <text:p>0.6228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3365">
                <text:p>0.293365</text:p>
              </table:table-cell>
              <table:table-cell office:value-type="float" office:value="0.562007">
                <text:p>0.562007</text:p>
              </table:table-cell>
              <table:table-cell office:value-type="float" office:value="0.648052">
                <text:p>0.648052</text:p>
              </table:table-cell>
              <table:table-cell office:value-type="float" office:value="0.681275">
                <text:p>0.681275</text:p>
              </table:table-cell>
              <table:table-cell office:value-type="float" office:value="0.695136">
                <text:p>0.695136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7">
                <text:p>0.700897</text:p>
              </table:table-cell>
              <table:table-cell office:value-type="float" office:value="0.71157">
                <text:p>0.71157</text:p>
              </table:table-cell>
              <table:table-cell office:value-type="float" office:value="0.638061">
                <text:p>0.6380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4959">
                <text:p>0.244959</text:p>
              </table:table-cell>
              <table:table-cell office:value-type="float" office:value="0.508642">
                <text:p>0.508642</text:p>
              </table:table-cell>
              <table:table-cell office:value-type="float" office:value="0.63438">
                <text:p>0.63438</text:p>
              </table:table-cell>
              <table:table-cell office:value-type="float" office:value="0.672066">
                <text:p>0.672066</text:p>
              </table:table-cell>
              <table:table-cell office:value-type="float" office:value="0.691877">
                <text:p>0.691877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157">
                <text:p>0.71157</text:p>
              </table:table-cell>
              <table:table-cell office:value-type="float" office:value="0.625223">
                <text:p>0.6252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2597">
                <text:p>0.242597</text:p>
              </table:table-cell>
              <table:table-cell office:value-type="float" office:value="0.502621">
                <text:p>0.502621</text:p>
              </table:table-cell>
              <table:table-cell office:value-type="float" office:value="0.624864">
                <text:p>0.624864</text:p>
              </table:table-cell>
              <table:table-cell office:value-type="float" office:value="0.669941">
                <text:p>0.669941</text:p>
              </table:table-cell>
              <table:table-cell office:value-type="float" office:value="0.689941">
                <text:p>0.689941</text:p>
              </table:table-cell>
              <table:table-cell office:value-type="float" office:value="0.699315">
                <text:p>0.6993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74">
                <text:p>0.700874</text:p>
              </table:table-cell>
              <table:table-cell office:value-type="float" office:value="0.71157">
                <text:p>0.71157</text:p>
              </table:table-cell>
              <table:table-cell office:value-type="float" office:value="0.623015">
                <text:p>0.623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43825">
                <text:p>0.343825</text:p>
              </table:table-cell>
              <table:table-cell office:value-type="float" office:value="0.570319">
                <text:p>0.570319</text:p>
              </table:table-cell>
              <table:table-cell office:value-type="float" office:value="0.657639">
                <text:p>0.657639</text:p>
              </table:table-cell>
              <table:table-cell office:value-type="float" office:value="0.686564">
                <text:p>0.686564</text:p>
              </table:table-cell>
              <table:table-cell office:value-type="float" office:value="0.696765">
                <text:p>0.6967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157">
                <text:p>0.71157</text:p>
              </table:table-cell>
              <table:table-cell office:value-type="float" office:value="0.64558">
                <text:p>0.645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4675">
                <text:p>0.304675</text:p>
              </table:table-cell>
              <table:table-cell office:value-type="float" office:value="0.563235">
                <text:p>0.563235</text:p>
              </table:table-cell>
              <table:table-cell office:value-type="float" office:value="0.660165">
                <text:p>0.660165</text:p>
              </table:table-cell>
              <table:table-cell office:value-type="float" office:value="0.686966">
                <text:p>0.686966</text:p>
              </table:table-cell>
              <table:table-cell office:value-type="float" office:value="0.697237">
                <text:p>0.6972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157">
                <text:p>0.71157</text:p>
              </table:table-cell>
              <table:table-cell office:value-type="float" office:value="0.641299">
                <text:p>0.641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0756">
                <text:p>0.280756</text:p>
              </table:table-cell>
              <table:table-cell office:value-type="float" office:value="0.542881">
                <text:p>0.542881</text:p>
              </table:table-cell>
              <table:table-cell office:value-type="float" office:value="0.648312">
                <text:p>0.648312</text:p>
              </table:table-cell>
              <table:table-cell office:value-type="float" office:value="0.684746">
                <text:p>0.684746</text:p>
              </table:table-cell>
              <table:table-cell office:value-type="float" office:value="0.69549">
                <text:p>0.69549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74">
                <text:p>0.700874</text:p>
              </table:table-cell>
              <table:table-cell office:value-type="float" office:value="0.71157">
                <text:p>0.71157</text:p>
              </table:table-cell>
              <table:table-cell office:value-type="float" office:value="0.635292">
                <text:p>0.6352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255">
                <text:p>0.30255</text:p>
              </table:table-cell>
              <table:table-cell office:value-type="float" office:value="0.586682">
                <text:p>0.586682</text:p>
              </table:table-cell>
              <table:table-cell office:value-type="float" office:value="0.671783">
                <text:p>0.671783</text:p>
              </table:table-cell>
              <table:table-cell office:value-type="float" office:value="0.692113">
                <text:p>0.692113</text:p>
              </table:table-cell>
              <table:table-cell office:value-type="float" office:value="0.698772">
                <text:p>0.6987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04">
                <text:p>0.701204</text:p>
              </table:table-cell>
              <table:table-cell office:value-type="float" office:value="0.71157">
                <text:p>0.71157</text:p>
              </table:table-cell>
              <table:table-cell office:value-type="float" office:value="0.645311">
                <text:p>0.6453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56128">
                <text:p>0.356128</text:p>
              </table:table-cell>
              <table:table-cell office:value-type="float" office:value="0.620779">
                <text:p>0.620779</text:p>
              </table:table-cell>
              <table:table-cell office:value-type="float" office:value="0.674758">
                <text:p>0.674758</text:p>
              </table:table-cell>
              <table:table-cell office:value-type="float" office:value="0.692869">
                <text:p>0.692869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1157">
                <text:p>0.71157</text:p>
              </table:table-cell>
              <table:table-cell office:value-type="float" office:value="0.654399">
                <text:p>0.6543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7242">
                <text:p>0.47242</text:p>
              </table:table-cell>
              <table:table-cell office:value-type="float" office:value="0.630555">
                <text:p>0.630555</text:p>
              </table:table-cell>
              <table:table-cell office:value-type="float" office:value="0.676057">
                <text:p>0.676057</text:p>
              </table:table-cell>
              <table:table-cell office:value-type="float" office:value="0.692822">
                <text:p>0.692822</text:p>
              </table:table-cell>
              <table:table-cell office:value-type="float" office:value="0.699575">
                <text:p>0.6995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15">
                <text:p>0.701015</text:p>
              </table:table-cell>
              <table:table-cell office:value-type="float" office:value="0.71157">
                <text:p>0.71157</text:p>
              </table:table-cell>
              <table:table-cell office:value-type="float" office:value="0.667244">
                <text:p>0.6672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66564">
                <text:p>0.466564</text:p>
              </table:table-cell>
              <table:table-cell office:value-type="float" office:value="0.633648">
                <text:p>0.633648</text:p>
              </table:table-cell>
              <table:table-cell office:value-type="float" office:value="0.681322">
                <text:p>0.681322</text:p>
              </table:table-cell>
              <table:table-cell office:value-type="float" office:value="0.69771">
                <text:p>0.697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56">
                <text:p>0.700756</text:p>
              </table:table-cell>
              <table:table-cell office:value-type="float" office:value="0.71157">
                <text:p>0.71157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19599">
                <text:p>0.419599</text:p>
              </table:table-cell>
              <table:table-cell office:value-type="float" office:value="0.64281">
                <text:p>0.64281</text:p>
              </table:table-cell>
              <table:table-cell office:value-type="float" office:value="0.68503">
                <text:p>0.68503</text:p>
              </table:table-cell>
              <table:table-cell office:value-type="float" office:value="0.697922">
                <text:p>0.6979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157">
                <text:p>0.71157</text:p>
              </table:table-cell>
              <table:table-cell office:value-type="float" office:value="0.664602">
                <text:p>0.6646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2349">
                <text:p>0.452349</text:p>
              </table:table-cell>
              <table:table-cell office:value-type="float" office:value="0.658772">
                <text:p>0.658772</text:p>
              </table:table-cell>
              <table:table-cell office:value-type="float" office:value="0.689847">
                <text:p>0.689847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157">
                <text:p>0.71157</text:p>
              </table:table-cell>
              <table:table-cell office:value-type="float" office:value="0.670061">
                <text:p>0.6700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8961">
                <text:p>0.498961</text:p>
              </table:table-cell>
              <table:table-cell office:value-type="float" office:value="0.676434">
                <text:p>0.676434</text:p>
              </table:table-cell>
              <table:table-cell office:value-type="float" office:value="0.696671">
                <text:p>0.6966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5">
                <text:p>0.70085</text:p>
              </table:table-cell>
              <table:table-cell office:value-type="float" office:value="0.71157">
                <text:p>0.71157</text:p>
              </table:table-cell>
              <table:table-cell office:value-type="float" office:value="0.677292">
                <text:p>0.6772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604">
                <text:p>0.524604</text:p>
              </table:table-cell>
              <table:table-cell office:value-type="float" office:value="0.681063">
                <text:p>0.681063</text:p>
              </table:table-cell>
              <table:table-cell office:value-type="float" office:value="0.697993">
                <text:p>0.6979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7">
                <text:p>0.700897</text:p>
              </table:table-cell>
              <table:table-cell office:value-type="float" office:value="0.71157">
                <text:p>0.71157</text:p>
              </table:table-cell>
              <table:table-cell office:value-type="float" office:value="0.680456">
                <text:p>0.6804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66494">
                <text:p>0.566494</text:p>
              </table:table-cell>
              <table:table-cell office:value-type="float" office:value="0.688713">
                <text:p>0.688713</text:p>
              </table:table-cell>
              <table:table-cell office:value-type="float" office:value="0.698937">
                <text:p>0.6989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63">
                <text:p>0.701063</text:p>
              </table:table-cell>
              <table:table-cell office:value-type="float" office:value="0.71157">
                <text:p>0.71157</text:p>
              </table:table-cell>
              <table:table-cell office:value-type="float" office:value="0.685521">
                <text:p>0.6855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8926">
                <text:p>0.548926</text:p>
              </table:table-cell>
              <table:table-cell office:value-type="float" office:value="0.68987">
                <text:p>0.68987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33">
                <text:p>0.701133</text:p>
              </table:table-cell>
              <table:table-cell office:value-type="float" office:value="0.71157">
                <text:p>0.71157</text:p>
              </table:table-cell>
              <table:table-cell office:value-type="float" office:value="0.683913">
                <text:p>0.6839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18442">
                <text:p>0.518442</text:p>
              </table:table-cell>
              <table:table-cell office:value-type="float" office:value="0.691877">
                <text:p>0.691877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99">
                <text:p>0.701299</text:p>
              </table:table-cell>
              <table:table-cell office:value-type="float" office:value="0.71157">
                <text:p>0.71157</text:p>
              </table:table-cell>
              <table:table-cell office:value-type="float" office:value="0.68114">
                <text:p>0.681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5207">
                <text:p>0.495207</text:p>
              </table:table-cell>
              <table:table-cell office:value-type="float" office:value="0.685667">
                <text:p>0.685667</text:p>
              </table:table-cell>
              <table:table-cell office:value-type="float" office:value="0.699292">
                <text:p>0.6992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1157">
                <text:p>0.71157</text:p>
              </table:table-cell>
              <table:table-cell office:value-type="float" office:value="0.678163">
                <text:p>0.6781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45455">
                <text:p>0.545455</text:p>
              </table:table-cell>
              <table:table-cell office:value-type="float" office:value="0.688571">
                <text:p>0.688571</text:p>
              </table:table-cell>
              <table:table-cell office:value-type="float" office:value="0.699551">
                <text:p>0.6995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157">
                <text:p>0.71157</text:p>
              </table:table-cell>
              <table:table-cell office:value-type="float" office:value="0.683429">
                <text:p>0.6834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21063">
                <text:p>0.521063</text:p>
              </table:table-cell>
              <table:table-cell office:value-type="float" office:value="0.691263">
                <text:p>0.691263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56">
                <text:p>0.700756</text:p>
              </table:table-cell>
              <table:table-cell office:value-type="float" office:value="0.71157">
                <text:p>0.71157</text:p>
              </table:table-cell>
              <table:table-cell office:value-type="float" office:value="0.68127">
                <text:p>0.681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3896">
                <text:p>0.623896</text:p>
              </table:table-cell>
              <table:table-cell office:value-type="float" office:value="0.69745">
                <text:p>0.697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">
                <text:p>0.70111</text:p>
              </table:table-cell>
              <table:table-cell office:value-type="float" office:value="0.71157">
                <text:p>0.71157</text:p>
              </table:table-cell>
              <table:table-cell office:value-type="float" office:value="0.692246">
                <text:p>0.6922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11145">
                <text:p>0.611145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45">
                <text:p>0.700945</text:p>
              </table:table-cell>
              <table:table-cell office:value-type="float" office:value="0.71157">
                <text:p>0.71157</text:p>
              </table:table-cell>
              <table:table-cell office:value-type="float" office:value="0.690945">
                <text:p>0.6909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6009">
                <text:p>0.576009</text:p>
              </table:table-cell>
              <table:table-cell office:value-type="float" office:value="0.697308">
                <text:p>0.6973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93">
                <text:p>0.701393</text:p>
              </table:table-cell>
              <table:table-cell office:value-type="float" office:value="0.718182">
                <text:p>0.718182</text:p>
              </table:table-cell>
              <table:table-cell office:value-type="float" office:value="0.687471">
                <text:p>0.6874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64841">
                <text:p>0.664841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7">
                <text:p>0.7013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548">
                <text:p>0.6965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33011">
                <text:p>0.633011</text:p>
              </table:table-cell>
              <table:table-cell office:value-type="float" office:value="0.697166">
                <text:p>0.6971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33">
                <text:p>0.701133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131">
                <text:p>0.6931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91617">
                <text:p>0.591617</text:p>
              </table:table-cell>
              <table:table-cell office:value-type="float" office:value="0.692208">
                <text:p>0.6922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564">
                <text:p>0.6885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05431">
                <text:p>0.605431</text:p>
              </table:table-cell>
              <table:table-cell office:value-type="float" office:value="0.695207">
                <text:p>0.695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93">
                <text:p>0.701393</text:p>
              </table:table-cell>
              <table:table-cell office:value-type="float" office:value="0.718182">
                <text:p>0.718182</text:p>
              </table:table-cell>
              <table:table-cell office:value-type="float" office:value="0.690203">
                <text:p>0.6902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3518">
                <text:p>0.583518</text:p>
              </table:table-cell>
              <table:table-cell office:value-type="float" office:value="0.6966">
                <text:p>0.69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3">
                <text:p>0.701913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203">
                <text:p>0.6882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18418">
                <text:p>0.618418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">
                <text:p>0.7014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821">
                <text:p>0.6918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9405">
                <text:p>0.59405</text:p>
              </table:table-cell>
              <table:table-cell office:value-type="float" office:value="0.696246">
                <text:p>0.6962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18182">
                <text:p>0.718182</text:p>
              </table:table-cell>
              <table:table-cell office:value-type="float" office:value="0.689247">
                <text:p>0.6892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8383">
                <text:p>0.628383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78">
                <text:p>0.70207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2945">
                <text:p>0.6929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18678">
                <text:p>0.618678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2">
                <text:p>0.70158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887">
                <text:p>0.6918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32326">
                <text:p>0.532326</text:p>
              </table:table-cell>
              <table:table-cell office:value-type="float" office:value="0.691759">
                <text:p>0.6917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35">
                <text:p>0.701535</text:p>
              </table:table-cell>
              <table:table-cell office:value-type="float" office:value="0.718182">
                <text:p>0.718182</text:p>
              </table:table-cell>
              <table:table-cell office:value-type="float" office:value="0.682562">
                <text:p>0.6825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9157">
                <text:p>0.59157</text:p>
              </table:table-cell>
              <table:table-cell office:value-type="float" office:value="0.692704">
                <text:p>0.6927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0661">
                <text:p>0.720661</text:p>
              </table:table-cell>
              <table:table-cell office:value-type="float" office:value="0.688638">
                <text:p>0.6886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94475">
                <text:p>0.594475</text:p>
              </table:table-cell>
              <table:table-cell office:value-type="float" office:value="0.695018">
                <text:p>0.6950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43">
                <text:p>0.702243</text:p>
              </table:table-cell>
              <table:table-cell office:value-type="float" office:value="0.720661">
                <text:p>0.720661</text:p>
              </table:table-cell>
              <table:table-cell office:value-type="float" office:value="0.689174">
                <text:p>0.6891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89374">
                <text:p>0.589374</text:p>
              </table:table-cell>
              <table:table-cell office:value-type="float" office:value="0.695419">
                <text:p>0.6954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35">
                <text:p>0.701535</text:p>
              </table:table-cell>
              <table:table-cell office:value-type="float" office:value="0.720661">
                <text:p>0.720661</text:p>
              </table:table-cell>
              <table:table-cell office:value-type="float" office:value="0.688633">
                <text:p>0.6886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15773">
                <text:p>0.615773</text:p>
              </table:table-cell>
              <table:table-cell office:value-type="float" office:value="0.694876">
                <text:p>0.694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0661">
                <text:p>0.720661</text:p>
              </table:table-cell>
              <table:table-cell office:value-type="float" office:value="0.691254">
                <text:p>0.69125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39126">
                <text:p>0.639126</text:p>
              </table:table-cell>
              <table:table-cell office:value-type="float" office:value="0.696741">
                <text:p>0.6967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3">
                <text:p>0.701913</text:p>
              </table:table-cell>
              <table:table-cell office:value-type="float" office:value="0.720661">
                <text:p>0.720661</text:p>
              </table:table-cell>
              <table:table-cell office:value-type="float" office:value="0.693778">
                <text:p>0.6937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88619">
                <text:p>0.588619</text:p>
              </table:table-cell>
              <table:table-cell office:value-type="float" office:value="0.695632">
                <text:p>0.6956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24">
                <text:p>0.701724</text:p>
              </table:table-cell>
              <table:table-cell office:value-type="float" office:value="0.720661">
                <text:p>0.720661</text:p>
              </table:table-cell>
              <table:table-cell office:value-type="float" office:value="0.688597">
                <text:p>0.6885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31405">
                <text:p>0.631405</text:p>
              </table:table-cell>
              <table:table-cell office:value-type="float" office:value="0.697285">
                <text:p>0.6972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58">
                <text:p>0.701558</text:p>
              </table:table-cell>
              <table:table-cell office:value-type="float" office:value="0.720661">
                <text:p>0.720661</text:p>
              </table:table-cell>
              <table:table-cell office:value-type="float" office:value="0.693025">
                <text:p>0.6930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3117">
                <text:p>0.643117</text:p>
              </table:table-cell>
              <table:table-cell office:value-type="float" office:value="0.695868">
                <text:p>0.695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35">
                <text:p>0.701535</text:p>
              </table:table-cell>
              <table:table-cell office:value-type="float" office:value="0.720661">
                <text:p>0.720661</text:p>
              </table:table-cell>
              <table:table-cell office:value-type="float" office:value="0.694052">
                <text:p>0.6940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52822">
                <text:p>0.652822</text:p>
              </table:table-cell>
              <table:table-cell office:value-type="float" office:value="0.698135">
                <text:p>0.6981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0661">
                <text:p>0.720661</text:p>
              </table:table-cell>
              <table:table-cell office:value-type="float" office:value="0.69527">
                <text:p>0.695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48973">
                <text:p>0.648973</text:p>
              </table:table-cell>
              <table:table-cell office:value-type="float" office:value="0.695301">
                <text:p>0.6953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4">
                <text:p>0.702054</text:p>
              </table:table-cell>
              <table:table-cell office:value-type="float" office:value="0.720661">
                <text:p>0.720661</text:p>
              </table:table-cell>
              <table:table-cell office:value-type="float" office:value="0.694633">
                <text:p>0.6946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39008">
                <text:p>0.639008</text:p>
              </table:table-cell>
              <table:table-cell office:value-type="float" office:value="0.697332">
                <text:p>0.6973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36">
                <text:p>0.701936</text:p>
              </table:table-cell>
              <table:table-cell office:value-type="float" office:value="0.720661">
                <text:p>0.720661</text:p>
              </table:table-cell>
              <table:table-cell office:value-type="float" office:value="0.693828">
                <text:p>0.6938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47792">
                <text:p>0.647792</text:p>
              </table:table-cell>
              <table:table-cell office:value-type="float" office:value="0.697001">
                <text:p>0.6970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95">
                <text:p>0.701795</text:p>
              </table:table-cell>
              <table:table-cell office:value-type="float" office:value="0.720661">
                <text:p>0.720661</text:p>
              </table:table-cell>
              <table:table-cell office:value-type="float" office:value="0.694659">
                <text:p>0.6946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2609">
                <text:p>0.612609</text:p>
              </table:table-cell>
              <table:table-cell office:value-type="float" office:value="0.697403">
                <text:p>0.6974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0661">
                <text:p>0.720661</text:p>
              </table:table-cell>
              <table:table-cell office:value-type="float" office:value="0.691169">
                <text:p>0.6911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60685">
                <text:p>0.660685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20661">
                <text:p>0.720661</text:p>
              </table:table-cell>
              <table:table-cell office:value-type="float" office:value="0.696024">
                <text:p>0.6960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23447">
                <text:p>0.623447</text:p>
              </table:table-cell>
              <table:table-cell office:value-type="float" office:value="0.697001">
                <text:p>0.6970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3">
                <text:p>0.701913</text:p>
              </table:table-cell>
              <table:table-cell office:value-type="float" office:value="0.720661">
                <text:p>0.720661</text:p>
              </table:table-cell>
              <table:table-cell office:value-type="float" office:value="0.692236">
                <text:p>0.6922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0933">
                <text:p>0.650933</text:p>
              </table:table-cell>
              <table:table-cell office:value-type="float" office:value="0.696671">
                <text:p>0.6966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77">
                <text:p>0.703377</text:p>
              </table:table-cell>
              <table:table-cell office:value-type="float" office:value="0.720661">
                <text:p>0.720661</text:p>
              </table:table-cell>
              <table:table-cell office:value-type="float" office:value="0.695098">
                <text:p>0.6950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67887">
                <text:p>0.567887</text:p>
              </table:table-cell>
              <table:table-cell office:value-type="float" office:value="0.692633">
                <text:p>0.6926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06">
                <text:p>0.705006</text:p>
              </table:table-cell>
              <table:table-cell office:value-type="float" office:value="0.73719">
                <text:p>0.73719</text:p>
              </table:table-cell>
              <table:table-cell office:value-type="float" office:value="0.686553">
                <text:p>0.6865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44085">
                <text:p>0.644085</text:p>
              </table:table-cell>
              <table:table-cell office:value-type="float" office:value="0.695419">
                <text:p>0.6954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88">
                <text:p>0.704888</text:p>
              </table:table-cell>
              <table:table-cell office:value-type="float" office:value="0.73719">
                <text:p>0.73719</text:p>
              </table:table-cell>
              <table:table-cell office:value-type="float" office:value="0.694439">
                <text:p>0.6944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0987">
                <text:p>0.60987</text:p>
              </table:table-cell>
              <table:table-cell office:value-type="float" office:value="0.693247">
                <text:p>0.693247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75">
                <text:p>0.704675</text:p>
              </table:table-cell>
              <table:table-cell office:value-type="float" office:value="0.73719">
                <text:p>0.73719</text:p>
              </table:table-cell>
              <table:table-cell office:value-type="float" office:value="0.690774">
                <text:p>0.6907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07603">
                <text:p>0.607603</text:p>
              </table:table-cell>
              <table:table-cell office:value-type="float" office:value="0.696316">
                <text:p>0.6963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31">
                <text:p>0.703731</text:p>
              </table:table-cell>
              <table:table-cell office:value-type="float" office:value="0.73719">
                <text:p>0.73719</text:p>
              </table:table-cell>
              <table:table-cell office:value-type="float" office:value="0.690765">
                <text:p>0.6907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31192">
                <text:p>0.631192</text:p>
              </table:table-cell>
              <table:table-cell office:value-type="float" office:value="0.697898">
                <text:p>0.6978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3719">
                <text:p>0.73719</text:p>
              </table:table-cell>
              <table:table-cell office:value-type="float" office:value="0.693388">
                <text:p>0.6933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45549">
                <text:p>0.645549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52">
                <text:p>0.702952</text:p>
              </table:table-cell>
              <table:table-cell office:value-type="float" office:value="0.73719">
                <text:p>0.73719</text:p>
              </table:table-cell>
              <table:table-cell office:value-type="float" office:value="0.694772">
                <text:p>0.6947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2196">
                <text:p>0.662196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3719">
                <text:p>0.73719</text:p>
              </table:table-cell>
              <table:table-cell office:value-type="float" office:value="0.696387">
                <text:p>0.6963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51972">
                <text:p>0.651972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31">
                <text:p>0.703731</text:p>
              </table:table-cell>
              <table:table-cell office:value-type="float" office:value="0.73719">
                <text:p>0.73719</text:p>
              </table:table-cell>
              <table:table-cell office:value-type="float" office:value="0.695306">
                <text:p>0.6953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3542">
                <text:p>0.643542</text:p>
              </table:table-cell>
              <table:table-cell office:value-type="float" office:value="0.697214">
                <text:p>0.6972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3719">
                <text:p>0.73719</text:p>
              </table:table-cell>
              <table:table-cell office:value-type="float" office:value="0.694439">
                <text:p>0.6944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56954">
                <text:p>0.656954</text:p>
              </table:table-cell>
              <table:table-cell office:value-type="float" office:value="0.699079">
                <text:p>0.6990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719">
                <text:p>0.73719</text:p>
              </table:table-cell>
              <table:table-cell office:value-type="float" office:value="0.696028">
                <text:p>0.6960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7615">
                <text:p>0.597615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3719">
                <text:p>0.73719</text:p>
              </table:table-cell>
              <table:table-cell office:value-type="float" office:value="0.690071">
                <text:p>0.6900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46753">
                <text:p>0.6467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54">
                <text:p>0.703754</text:p>
              </table:table-cell>
              <table:table-cell office:value-type="float" office:value="0.73719">
                <text:p>0.73719</text:p>
              </table:table-cell>
              <table:table-cell office:value-type="float" office:value="0.695051">
                <text:p>0.6950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81629">
                <text:p>0.681629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25">
                <text:p>0.703825</text:p>
              </table:table-cell>
              <table:table-cell office:value-type="float" office:value="0.73719">
                <text:p>0.73719</text:p>
              </table:table-cell>
              <table:table-cell office:value-type="float" office:value="0.698541">
                <text:p>0.69854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58654">
                <text:p>0.658654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56">
                <text:p>0.704156</text:p>
              </table:table-cell>
              <table:table-cell office:value-type="float" office:value="0.73719">
                <text:p>0.73719</text:p>
              </table:table-cell>
              <table:table-cell office:value-type="float" office:value="0.696272">
                <text:p>0.6962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58843">
                <text:p>0.65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85">
                <text:p>0.704085</text:p>
              </table:table-cell>
              <table:table-cell office:value-type="float" office:value="0.73719">
                <text:p>0.73719</text:p>
              </table:table-cell>
              <table:table-cell office:value-type="float" office:value="0.696293">
                <text:p>0.6962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58205">
                <text:p>0.6582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14">
                <text:p>0.704014</text:p>
              </table:table-cell>
              <table:table-cell office:value-type="float" office:value="0.73719">
                <text:p>0.73719</text:p>
              </table:table-cell>
              <table:table-cell office:value-type="float" office:value="0.696222">
                <text:p>0.6962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33861">
                <text:p>0.6338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85">
                <text:p>0.704085</text:p>
              </table:table-cell>
              <table:table-cell office:value-type="float" office:value="0.73719">
                <text:p>0.73719</text:p>
              </table:table-cell>
              <table:table-cell office:value-type="float" office:value="0.693795">
                <text:p>0.6937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60307">
                <text:p>0.6603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6342">
                <text:p>0.6963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71688">
                <text:p>0.6716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46">
                <text:p>0.703046</text:p>
              </table:table-cell>
              <table:table-cell office:value-type="float" office:value="0.73719">
                <text:p>0.73719</text:p>
              </table:table-cell>
              <table:table-cell office:value-type="float" office:value="0.697473">
                <text:p>0.69747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38701">
                <text:p>0.6387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4102">
                <text:p>0.6941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72893">
                <text:p>0.672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49">
                <text:p>0.703849</text:p>
              </table:table-cell>
              <table:table-cell office:value-type="float" office:value="0.73719">
                <text:p>0.73719</text:p>
              </table:table-cell>
              <table:table-cell office:value-type="float" office:value="0.697674">
                <text:p>0.6976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69091">
                <text:p>0.66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16">
                <text:p>0.704416</text:p>
              </table:table-cell>
              <table:table-cell office:value-type="float" office:value="0.73719">
                <text:p>0.73719</text:p>
              </table:table-cell>
              <table:table-cell office:value-type="float" office:value="0.697351">
                <text:p>0.6973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44604">
                <text:p>0.6446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3719">
                <text:p>0.73719</text:p>
              </table:table-cell>
              <table:table-cell office:value-type="float" office:value="0.694841">
                <text:p>0.69484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70933">
                <text:p>0.6709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53">
                <text:p>0.703353</text:p>
              </table:table-cell>
              <table:table-cell office:value-type="float" office:value="0.73719">
                <text:p>0.73719</text:p>
              </table:table-cell>
              <table:table-cell office:value-type="float" office:value="0.697429">
                <text:p>0.6974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4954">
                <text:p>0.649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15">
                <text:p>0.702715</text:p>
              </table:table-cell>
              <table:table-cell office:value-type="float" office:value="0.73719">
                <text:p>0.73719</text:p>
              </table:table-cell>
              <table:table-cell office:value-type="float" office:value="0.695226">
                <text:p>0.69522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6791">
                <text:p>0.667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3719">
                <text:p>0.73719</text:p>
              </table:table-cell>
              <table:table-cell office:value-type="float" office:value="0.697058">
                <text:p>0.6970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78961">
                <text:p>0.6789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13">
                <text:p>0.703613</text:p>
              </table:table-cell>
              <table:table-cell office:value-type="float" office:value="0.73719">
                <text:p>0.73719</text:p>
              </table:table-cell>
              <table:table-cell office:value-type="float" office:value="0.698257">
                <text:p>0.69825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62385">
                <text:p>0.662385</text:p>
              </table:table-cell>
              <table:table-cell office:value-type="float" office:value="0.699362">
                <text:p>0.6993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82">
                <text:p>0.704982</text:p>
              </table:table-cell>
              <table:table-cell office:value-type="float" office:value="0.73719">
                <text:p>0.73719</text:p>
              </table:table-cell>
              <table:table-cell office:value-type="float" office:value="0.696673">
                <text:p>0.69667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48453">
                <text:p>0.648453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78">
                <text:p>0.703778</text:p>
              </table:table-cell>
              <table:table-cell office:value-type="float" office:value="0.73719">
                <text:p>0.73719</text:p>
              </table:table-cell>
              <table:table-cell office:value-type="float" office:value="0.695032">
                <text:p>0.6950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46187">
                <text:p>0.646187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28">
                <text:p>0.706328</text:p>
              </table:table-cell>
              <table:table-cell office:value-type="float" office:value="0.73719">
                <text:p>0.73719</text:p>
              </table:table-cell>
              <table:table-cell office:value-type="float" office:value="0.695185">
                <text:p>0.69518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6128">
                <text:p>0.636128</text:p>
              </table:table-cell>
              <table:table-cell office:value-type="float" office:value="0.699575">
                <text:p>0.6995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92">
                <text:p>0.704392</text:p>
              </table:table-cell>
              <table:table-cell office:value-type="float" office:value="0.73719">
                <text:p>0.73719</text:p>
              </table:table-cell>
              <table:table-cell office:value-type="float" office:value="0.694009">
                <text:p>0.69400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40897">
                <text:p>0.640897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07">
                <text:p>0.703707</text:p>
              </table:table-cell>
              <table:table-cell office:value-type="float" office:value="0.73719">
                <text:p>0.73719</text:p>
              </table:table-cell>
              <table:table-cell office:value-type="float" office:value="0.694439">
                <text:p>0.69443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532">
                <text:p>0.6532</text:p>
              </table:table-cell>
              <table:table-cell office:value-type="float" office:value="0.698205">
                <text:p>0.6982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9541">
                <text:p>0.6954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43613">
                <text:p>0.643613</text:p>
              </table:table-cell>
              <table:table-cell office:value-type="float" office:value="0.6983">
                <text:p>0.6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3">
                <text:p>0.702763</text:p>
              </table:table-cell>
              <table:table-cell office:value-type="float" office:value="0.73719">
                <text:p>0.73719</text:p>
              </table:table-cell>
              <table:table-cell office:value-type="float" office:value="0.694468">
                <text:p>0.6944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75584">
                <text:p>0.675584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28">
                <text:p>0.702928</text:p>
              </table:table-cell>
              <table:table-cell office:value-type="float" office:value="0.73719">
                <text:p>0.73719</text:p>
              </table:table-cell>
              <table:table-cell office:value-type="float" office:value="0.697738">
                <text:p>0.69773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52845">
                <text:p>0.652845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3719">
                <text:p>0.73719</text:p>
              </table:table-cell>
              <table:table-cell office:value-type="float" office:value="0.695412">
                <text:p>0.6954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1004">
                <text:p>0.631004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7">
                <text:p>0.702857</text:p>
              </table:table-cell>
              <table:table-cell office:value-type="float" office:value="0.73719">
                <text:p>0.73719</text:p>
              </table:table-cell>
              <table:table-cell office:value-type="float" office:value="0.693384">
                <text:p>0.69338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67627">
                <text:p>0.6676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7018">
                <text:p>0.6970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75632">
                <text:p>0.6756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86">
                <text:p>0.702786</text:p>
              </table:table-cell>
              <table:table-cell office:value-type="float" office:value="0.73719">
                <text:p>0.73719</text:p>
              </table:table-cell>
              <table:table-cell office:value-type="float" office:value="0.697842">
                <text:p>0.6978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87344">
                <text:p>0.6873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8989">
                <text:p>0.6989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92704">
                <text:p>0.6927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67">
                <text:p>0.702267</text:p>
              </table:table-cell>
              <table:table-cell office:value-type="float" office:value="0.73719">
                <text:p>0.73719</text:p>
              </table:table-cell>
              <table:table-cell office:value-type="float" office:value="0.699497">
                <text:p>0.6994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9481">
                <text:p>0.67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3719">
                <text:p>0.73719</text:p>
              </table:table-cell>
              <table:table-cell office:value-type="float" office:value="0.698189">
                <text:p>0.69818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77828">
                <text:p>0.6778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8109">
                <text:p>0.69810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48855">
                <text:p>0.6488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5211">
                <text:p>0.6952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74522">
                <text:p>0.6745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53">
                <text:p>0.703353</text:p>
              </table:table-cell>
              <table:table-cell office:value-type="float" office:value="0.73719">
                <text:p>0.73719</text:p>
              </table:table-cell>
              <table:table-cell office:value-type="float" office:value="0.697787">
                <text:p>0.6977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57568">
                <text:p>0.6575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3719">
                <text:p>0.73719</text:p>
              </table:table-cell>
              <table:table-cell office:value-type="float" office:value="0.695991">
                <text:p>0.6959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6092">
                <text:p>0.6860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2">
                <text:p>0.70222</text:p>
              </table:table-cell>
              <table:table-cell office:value-type="float" office:value="0.73719">
                <text:p>0.73719</text:p>
              </table:table-cell>
              <table:table-cell office:value-type="float" office:value="0.698831">
                <text:p>0.69883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61724">
                <text:p>0.6617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6401">
                <text:p>0.6964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88005">
                <text:p>0.6880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3719">
                <text:p>0.73719</text:p>
              </table:table-cell>
              <table:table-cell office:value-type="float" office:value="0.69914">
                <text:p>0.699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7889">
                <text:p>0.678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82">
                <text:p>0.703282</text:p>
              </table:table-cell>
              <table:table-cell office:value-type="float" office:value="0.73719">
                <text:p>0.73719</text:p>
              </table:table-cell>
              <table:table-cell office:value-type="float" office:value="0.698217">
                <text:p>0.6982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51712">
                <text:p>0.6517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43">
                <text:p>0.703943</text:p>
              </table:table-cell>
              <table:table-cell office:value-type="float" office:value="0.73719">
                <text:p>0.73719</text:p>
              </table:table-cell>
              <table:table-cell office:value-type="float" office:value="0.695566">
                <text:p>0.69556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32751">
                <text:p>0.632751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96">
                <text:p>0.703896</text:p>
              </table:table-cell>
              <table:table-cell office:value-type="float" office:value="0.73719">
                <text:p>0.73719</text:p>
              </table:table-cell>
              <table:table-cell office:value-type="float" office:value="0.693608">
                <text:p>0.69360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13955">
                <text:p>0.613955</text:p>
              </table:table-cell>
              <table:table-cell office:value-type="float" office:value="0.698749">
                <text:p>0.6987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3719">
                <text:p>0.73719</text:p>
              </table:table-cell>
              <table:table-cell office:value-type="float" office:value="0.691551">
                <text:p>0.69155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03188">
                <text:p>0.603188</text:p>
              </table:table-cell>
              <table:table-cell office:value-type="float" office:value="0.698867">
                <text:p>0.6988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27">
                <text:p>0.702527</text:p>
              </table:table-cell>
              <table:table-cell office:value-type="float" office:value="0.73719">
                <text:p>0.73719</text:p>
              </table:table-cell>
              <table:table-cell office:value-type="float" office:value="0.690458">
                <text:p>0.69045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94616">
                <text:p>0.594616</text:p>
              </table:table-cell>
              <table:table-cell office:value-type="float" office:value="0.699126">
                <text:p>0.6991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89643">
                <text:p>0.6896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35868">
                <text:p>0.63586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3719">
                <text:p>0.73719</text:p>
              </table:table-cell>
              <table:table-cell office:value-type="float" office:value="0.693828">
                <text:p>0.6938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55608">
                <text:p>0.655608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3719">
                <text:p>0.73719</text:p>
              </table:table-cell>
              <table:table-cell office:value-type="float" office:value="0.695806">
                <text:p>0.6958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63943">
                <text:p>0.6639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6614">
                <text:p>0.69661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44817">
                <text:p>0.644817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3719">
                <text:p>0.73719</text:p>
              </table:table-cell>
              <table:table-cell office:value-type="float" office:value="0.694826">
                <text:p>0.69482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67367">
                <text:p>0.6673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3719">
                <text:p>0.73719</text:p>
              </table:table-cell>
              <table:table-cell office:value-type="float" office:value="0.697077">
                <text:p>0.69707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85006">
                <text:p>0.6850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77">
                <text:p>0.703377</text:p>
              </table:table-cell>
              <table:table-cell office:value-type="float" office:value="0.73719">
                <text:p>0.73719</text:p>
              </table:table-cell>
              <table:table-cell office:value-type="float" office:value="0.698838">
                <text:p>0.69883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1216">
                <text:p>0.6512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98">
                <text:p>0.704298</text:p>
              </table:table-cell>
              <table:table-cell office:value-type="float" office:value="0.73719">
                <text:p>0.73719</text:p>
              </table:table-cell>
              <table:table-cell office:value-type="float" office:value="0.695551">
                <text:p>0.6955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57946">
                <text:p>0.6579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612">
                <text:p>0.6961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74994">
                <text:p>0.6749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11">
                <text:p>0.703211</text:p>
              </table:table-cell>
              <table:table-cell office:value-type="float" office:value="0.73719">
                <text:p>0.73719</text:p>
              </table:table-cell>
              <table:table-cell office:value-type="float" office:value="0.697821">
                <text:p>0.6978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69634">
                <text:p>0.6696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7178">
                <text:p>0.69717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6758">
                <text:p>0.667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3719">
                <text:p>0.73719</text:p>
              </table:table-cell>
              <table:table-cell office:value-type="float" office:value="0.696992">
                <text:p>0.6969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42125">
                <text:p>0.6421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3719">
                <text:p>0.73719</text:p>
              </table:table-cell>
              <table:table-cell office:value-type="float" office:value="0.69443">
                <text:p>0.6944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77544">
                <text:p>0.6775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03">
                <text:p>0.702503</text:p>
              </table:table-cell>
              <table:table-cell office:value-type="float" office:value="0.73719">
                <text:p>0.73719</text:p>
              </table:table-cell>
              <table:table-cell office:value-type="float" office:value="0.698005">
                <text:p>0.69800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63518">
                <text:p>0.6635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6597">
                <text:p>0.6965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85502">
                <text:p>0.6855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27">
                <text:p>0.702527</text:p>
              </table:table-cell>
              <table:table-cell office:value-type="float" office:value="0.73719">
                <text:p>0.73719</text:p>
              </table:table-cell>
              <table:table-cell office:value-type="float" office:value="0.698803">
                <text:p>0.69880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90673">
                <text:p>0.6906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9313">
                <text:p>0.6993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9421">
                <text:p>0.68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9188">
                <text:p>0.6991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79268">
                <text:p>0.67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8172">
                <text:p>0.69817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65195">
                <text:p>0.6651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6732">
                <text:p>0.6967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77025">
                <text:p>0.67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7915">
                <text:p>0.69791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69752">
                <text:p>0.66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3719">
                <text:p>0.73719</text:p>
              </table:table-cell>
              <table:table-cell office:value-type="float" office:value="0.697209">
                <text:p>0.697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66257">
                <text:p>0.6662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6841">
                <text:p>0.69684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47957">
                <text:p>0.647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3719">
                <text:p>0.73719</text:p>
              </table:table-cell>
              <table:table-cell office:value-type="float" office:value="0.695053">
                <text:p>0.69505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9693">
                <text:p>0.61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2184">
                <text:p>0.6921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28855">
                <text:p>0.6288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3719">
                <text:p>0.73719</text:p>
              </table:table-cell>
              <table:table-cell office:value-type="float" office:value="0.693122">
                <text:p>0.6931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26612">
                <text:p>0.626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289">
                <text:p>0.692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57733">
                <text:p>0.6577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6028">
                <text:p>0.69602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65289">
                <text:p>0.6652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21">
                <text:p>0.702621</text:p>
              </table:table-cell>
              <table:table-cell office:value-type="float" office:value="0.73719">
                <text:p>0.73719</text:p>
              </table:table-cell>
              <table:table-cell office:value-type="float" office:value="0.696791">
                <text:p>0.69679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38701">
                <text:p>0.6387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86">
                <text:p>0.704486</text:p>
              </table:table-cell>
              <table:table-cell office:value-type="float" office:value="0.73719">
                <text:p>0.73719</text:p>
              </table:table-cell>
              <table:table-cell office:value-type="float" office:value="0.694319">
                <text:p>0.69431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48619">
                <text:p>0.6486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24">
                <text:p>0.703424</text:p>
              </table:table-cell>
              <table:table-cell office:value-type="float" office:value="0.73719">
                <text:p>0.73719</text:p>
              </table:table-cell>
              <table:table-cell office:value-type="float" office:value="0.695204">
                <text:p>0.69520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71004">
                <text:p>0.6710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31">
                <text:p>0.703731</text:p>
              </table:table-cell>
              <table:table-cell office:value-type="float" office:value="0.73719">
                <text:p>0.73719</text:p>
              </table:table-cell>
              <table:table-cell office:value-type="float" office:value="0.697473">
                <text:p>0.69747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8902">
                <text:p>0.6689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7216">
                <text:p>0.69721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67816">
                <text:p>0.6678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7093">
                <text:p>0.69709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70177">
                <text:p>0.6701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95">
                <text:p>0.703495</text:p>
              </table:table-cell>
              <table:table-cell office:value-type="float" office:value="0.73719">
                <text:p>0.73719</text:p>
              </table:table-cell>
              <table:table-cell office:value-type="float" office:value="0.697367">
                <text:p>0.69736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51688">
                <text:p>0.6516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2">
                <text:p>0.702432</text:p>
              </table:table-cell>
              <table:table-cell office:value-type="float" office:value="0.73719">
                <text:p>0.73719</text:p>
              </table:table-cell>
              <table:table-cell office:value-type="float" office:value="0.695412">
                <text:p>0.6954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58985">
                <text:p>0.65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35">
                <text:p>0.703235</text:p>
              </table:table-cell>
              <table:table-cell office:value-type="float" office:value="0.73719">
                <text:p>0.73719</text:p>
              </table:table-cell>
              <table:table-cell office:value-type="float" office:value="0.696222">
                <text:p>0.6962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00803">
                <text:p>0.600803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3719">
                <text:p>0.73719</text:p>
              </table:table-cell>
              <table:table-cell office:value-type="float" office:value="0.690416">
                <text:p>0.6904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96836">
                <text:p>0.596836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8995">
                <text:p>0.6899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21936">
                <text:p>0.6219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47">
                <text:p>0.703447</text:p>
              </table:table-cell>
              <table:table-cell office:value-type="float" office:value="0.73719">
                <text:p>0.73719</text:p>
              </table:table-cell>
              <table:table-cell office:value-type="float" office:value="0.692538">
                <text:p>0.69253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25502">
                <text:p>0.625502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2782">
                <text:p>0.69278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59032">
                <text:p>0.65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6123">
                <text:p>0.6961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5804">
                <text:p>0.65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6024">
                <text:p>0.69602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30366">
                <text:p>0.630366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24">
                <text:p>0.703424</text:p>
              </table:table-cell>
              <table:table-cell office:value-type="float" office:value="0.73719">
                <text:p>0.73719</text:p>
              </table:table-cell>
              <table:table-cell office:value-type="float" office:value="0.693358">
                <text:p>0.6933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47462">
                <text:p>0.6474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16">
                <text:p>0.704416</text:p>
              </table:table-cell>
              <table:table-cell office:value-type="float" office:value="0.73719">
                <text:p>0.73719</text:p>
              </table:table-cell>
              <table:table-cell office:value-type="float" office:value="0.695188">
                <text:p>0.69518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4333">
                <text:p>0.61433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175">
                <text:p>0.6917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03117">
                <text:p>0.603117</text:p>
              </table:table-cell>
              <table:table-cell office:value-type="float" office:value="0.698371">
                <text:p>0.6983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3719">
                <text:p>0.73719</text:p>
              </table:table-cell>
              <table:table-cell office:value-type="float" office:value="0.690383">
                <text:p>0.69038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42834">
                <text:p>0.6428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94553">
                <text:p>0.69455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80118">
                <text:p>0.6801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3719">
                <text:p>0.73719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77025">
                <text:p>0.67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7934">
                <text:p>0.69793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62432">
                <text:p>0.6624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2">
                <text:p>0.702432</text:p>
              </table:table-cell>
              <table:table-cell office:value-type="float" office:value="0.73719">
                <text:p>0.73719</text:p>
              </table:table-cell>
              <table:table-cell office:value-type="float" office:value="0.696486">
                <text:p>0.69648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6057">
                <text:p>0.6760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7844">
                <text:p>0.6978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93625">
                <text:p>0.6936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9594">
                <text:p>0.69959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82715">
                <text:p>0.6827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8501">
                <text:p>0.69850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80874">
                <text:p>0.6808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8307">
                <text:p>0.69830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81464">
                <text:p>0.6814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8366">
                <text:p>0.69836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81417">
                <text:p>0.6814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8371">
                <text:p>0.69837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97166">
                <text:p>0.6971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9946">
                <text:p>0.69994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71617">
                <text:p>0.6716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3719">
                <text:p>0.73719</text:p>
              </table:table-cell>
              <table:table-cell office:value-type="float" office:value="0.697398">
                <text:p>0.69739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2656">
                <text:p>0.6926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3719">
                <text:p>0.73719</text:p>
              </table:table-cell>
              <table:table-cell office:value-type="float" office:value="0.699499">
                <text:p>0.6994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87698">
                <text:p>0.6876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3719">
                <text:p>0.73719</text:p>
              </table:table-cell>
              <table:table-cell office:value-type="float" office:value="0.699067">
                <text:p>0.69906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73908">
                <text:p>0.6739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64">
                <text:p>0.703164</text:p>
              </table:table-cell>
              <table:table-cell office:value-type="float" office:value="0.73719">
                <text:p>0.73719</text:p>
              </table:table-cell>
              <table:table-cell office:value-type="float" office:value="0.697707">
                <text:p>0.69770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71381">
                <text:p>0.6713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7393">
                <text:p>0.69739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33813">
                <text:p>0.6338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21">
                <text:p>0.702621</text:p>
              </table:table-cell>
              <table:table-cell office:value-type="float" office:value="0.73719">
                <text:p>0.73719</text:p>
              </table:table-cell>
              <table:table-cell office:value-type="float" office:value="0.693643">
                <text:p>0.69364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89728">
                <text:p>0.6897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97">
                <text:p>0.702597</text:p>
              </table:table-cell>
              <table:table-cell office:value-type="float" office:value="0.73719">
                <text:p>0.73719</text:p>
              </table:table-cell>
              <table:table-cell office:value-type="float" office:value="0.699233">
                <text:p>0.69923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64841">
                <text:p>0.6648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6739">
                <text:p>0.69673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83754">
                <text:p>0.6837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11">
                <text:p>0.703211</text:p>
              </table:table-cell>
              <table:table-cell office:value-type="float" office:value="0.73719">
                <text:p>0.73719</text:p>
              </table:table-cell>
              <table:table-cell office:value-type="float" office:value="0.698697">
                <text:p>0.69869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96175">
                <text:p>0.6961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49">
                <text:p>0.703849</text:p>
              </table:table-cell>
              <table:table-cell office:value-type="float" office:value="0.73719">
                <text:p>0.73719</text:p>
              </table:table-cell>
              <table:table-cell office:value-type="float" office:value="0.700002">
                <text:p>0.7000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91004">
                <text:p>0.6910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3719">
                <text:p>0.73719</text:p>
              </table:table-cell>
              <table:table-cell office:value-type="float" office:value="0.699388">
                <text:p>0.69938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74026">
                <text:p>0.6740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67">
                <text:p>0.702267</text:p>
              </table:table-cell>
              <table:table-cell office:value-type="float" office:value="0.73719">
                <text:p>0.73719</text:p>
              </table:table-cell>
              <table:table-cell office:value-type="float" office:value="0.697629">
                <text:p>0.69762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65195">
                <text:p>0.6651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29">
                <text:p>0.703329</text:p>
              </table:table-cell>
              <table:table-cell office:value-type="float" office:value="0.73719">
                <text:p>0.73719</text:p>
              </table:table-cell>
              <table:table-cell office:value-type="float" office:value="0.696852">
                <text:p>0.69685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75136">
                <text:p>0.6751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3719">
                <text:p>0.73719</text:p>
              </table:table-cell>
              <table:table-cell office:value-type="float" office:value="0.697778">
                <text:p>0.6977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60118">
                <text:p>0.6601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66">
                <text:p>0.703566</text:p>
              </table:table-cell>
              <table:table-cell office:value-type="float" office:value="0.73719">
                <text:p>0.73719</text:p>
              </table:table-cell>
              <table:table-cell office:value-type="float" office:value="0.696368">
                <text:p>0.69636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64368">
                <text:p>0.6643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1">
                <text:p>0.704061</text:p>
              </table:table-cell>
              <table:table-cell office:value-type="float" office:value="0.73719">
                <text:p>0.73719</text:p>
              </table:table-cell>
              <table:table-cell office:value-type="float" office:value="0.696843">
                <text:p>0.6968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31263">
                <text:p>0.63126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2">
                <text:p>0.70392</text:p>
              </table:table-cell>
              <table:table-cell office:value-type="float" office:value="0.73719">
                <text:p>0.73719</text:p>
              </table:table-cell>
              <table:table-cell office:value-type="float" office:value="0.693516">
                <text:p>0.69351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3542">
                <text:p>0.6435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8">
                <text:p>0.704038</text:p>
              </table:table-cell>
              <table:table-cell office:value-type="float" office:value="0.73719">
                <text:p>0.73719</text:p>
              </table:table-cell>
              <table:table-cell office:value-type="float" office:value="0.694758">
                <text:p>0.69475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25431">
                <text:p>0.6254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85">
                <text:p>0.704085</text:p>
              </table:table-cell>
              <table:table-cell office:value-type="float" office:value="0.73719">
                <text:p>0.73719</text:p>
              </table:table-cell>
              <table:table-cell office:value-type="float" office:value="0.692952">
                <text:p>0.69295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64321">
                <text:p>0.6643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">
                <text:p>0.70307</text:p>
              </table:table-cell>
              <table:table-cell office:value-type="float" office:value="0.73719">
                <text:p>0.73719</text:p>
              </table:table-cell>
              <table:table-cell office:value-type="float" office:value="0.696739">
                <text:p>0.69673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51311">
                <text:p>0.6513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537">
                <text:p>0.6953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4664">
                <text:p>0.6146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1705">
                <text:p>0.69170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32255">
                <text:p>0.6322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3464">
                <text:p>0.69346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24982">
                <text:p>0.6249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3719">
                <text:p>0.73719</text:p>
              </table:table-cell>
              <table:table-cell office:value-type="float" office:value="0.692739">
                <text:p>0.69273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66612">
                <text:p>0.666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6881">
                <text:p>0.69688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32538">
                <text:p>0.6325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3466">
                <text:p>0.6934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11924">
                <text:p>0.611924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1396">
                <text:p>0.69139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76907">
                <text:p>0.5769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87903">
                <text:p>0.68790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77497">
                <text:p>0.6774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7965">
                <text:p>0.69796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5856">
                <text:p>0.658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4">
                <text:p>0.70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617">
                <text:p>0.6961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67981">
                <text:p>0.6679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11">
                <text:p>0.703211</text:p>
              </table:table-cell>
              <table:table-cell office:value-type="float" office:value="0.73719">
                <text:p>0.73719</text:p>
              </table:table-cell>
              <table:table-cell office:value-type="float" office:value="0.697119">
                <text:p>0.69711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81039">
                <text:p>0.6810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82">
                <text:p>0.703282</text:p>
              </table:table-cell>
              <table:table-cell office:value-type="float" office:value="0.73719">
                <text:p>0.73719</text:p>
              </table:table-cell>
              <table:table-cell office:value-type="float" office:value="0.698432">
                <text:p>0.69843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6137">
                <text:p>0.661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6352">
                <text:p>0.69635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87981">
                <text:p>0.6879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9011">
                <text:p>0.6990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51924">
                <text:p>0.651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5405">
                <text:p>0.69540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37922">
                <text:p>0.6379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94061">
                <text:p>0.69406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46895">
                <text:p>0.6468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94959">
                <text:p>0.69495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68524">
                <text:p>0.6685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6">
                <text:p>0.70366</text:p>
              </table:table-cell>
              <table:table-cell office:value-type="float" office:value="0.73719">
                <text:p>0.73719</text:p>
              </table:table-cell>
              <table:table-cell office:value-type="float" office:value="0.697218">
                <text:p>0.69721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30319">
                <text:p>0.6303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8">
                <text:p>0.704038</text:p>
              </table:table-cell>
              <table:table-cell office:value-type="float" office:value="0.73719">
                <text:p>0.73719</text:p>
              </table:table-cell>
              <table:table-cell office:value-type="float" office:value="0.693436">
                <text:p>0.69343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67981">
                <text:p>0.6679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711">
                <text:p>0.69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7497">
                <text:p>0.674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89">
                <text:p>0.703589</text:p>
              </table:table-cell>
              <table:table-cell office:value-type="float" office:value="0.73719">
                <text:p>0.73719</text:p>
              </table:table-cell>
              <table:table-cell office:value-type="float" office:value="0.697856">
                <text:p>0.69785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6477">
                <text:p>0.664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8">
                <text:p>0.704038</text:p>
              </table:table-cell>
              <table:table-cell office:value-type="float" office:value="0.73719">
                <text:p>0.73719</text:p>
              </table:table-cell>
              <table:table-cell office:value-type="float" office:value="0.696881">
                <text:p>0.69688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6817">
                <text:p>0.668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91">
                <text:p>0.703991</text:p>
              </table:table-cell>
              <table:table-cell office:value-type="float" office:value="0.73719">
                <text:p>0.73719</text:p>
              </table:table-cell>
              <table:table-cell office:value-type="float" office:value="0.697216">
                <text:p>0.69721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71877">
                <text:p>0.6718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18">
                <text:p>0.705218</text:p>
              </table:table-cell>
              <table:table-cell office:value-type="float" office:value="0.73719">
                <text:p>0.73719</text:p>
              </table:table-cell>
              <table:table-cell office:value-type="float" office:value="0.69771">
                <text:p>0.6977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66163">
                <text:p>0.6661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64">
                <text:p>0.704864</text:p>
              </table:table-cell>
              <table:table-cell office:value-type="float" office:value="0.73719">
                <text:p>0.73719</text:p>
              </table:table-cell>
              <table:table-cell office:value-type="float" office:value="0.697103">
                <text:p>0.6971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53743">
                <text:p>0.6537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73">
                <text:p>0.705573</text:p>
              </table:table-cell>
              <table:table-cell office:value-type="float" office:value="0.73719">
                <text:p>0.73719</text:p>
              </table:table-cell>
              <table:table-cell office:value-type="float" office:value="0.695932">
                <text:p>0.69593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59315">
                <text:p>0.6593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14">
                <text:p>0.704014</text:p>
              </table:table-cell>
              <table:table-cell office:value-type="float" office:value="0.73719">
                <text:p>0.73719</text:p>
              </table:table-cell>
              <table:table-cell office:value-type="float" office:value="0.696333">
                <text:p>0.69633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69067">
                <text:p>0.6690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3719">
                <text:p>0.73719</text:p>
              </table:table-cell>
              <table:table-cell office:value-type="float" office:value="0.697174">
                <text:p>0.69717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35065">
                <text:p>0.6350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04">
                <text:p>0.702904</text:p>
              </table:table-cell>
              <table:table-cell office:value-type="float" office:value="0.73719">
                <text:p>0.73719</text:p>
              </table:table-cell>
              <table:table-cell office:value-type="float" office:value="0.693797">
                <text:p>0.69379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6222">
                <text:p>0.662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03">
                <text:p>0.702503</text:p>
              </table:table-cell>
              <table:table-cell office:value-type="float" office:value="0.73719">
                <text:p>0.73719</text:p>
              </table:table-cell>
              <table:table-cell office:value-type="float" office:value="0.696472">
                <text:p>0.69647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88619">
                <text:p>0.6886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47">
                <text:p>0.703447</text:p>
              </table:table-cell>
              <table:table-cell office:value-type="float" office:value="0.73719">
                <text:p>0.73719</text:p>
              </table:table-cell>
              <table:table-cell office:value-type="float" office:value="0.699207">
                <text:p>0.69920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88595">
                <text:p>0.688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9178">
                <text:p>0.69917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87037">
                <text:p>0.6870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8919">
                <text:p>0.69891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42243">
                <text:p>0.6422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3719">
                <text:p>0.73719</text:p>
              </table:table-cell>
              <table:table-cell office:value-type="float" office:value="0.694442">
                <text:p>0.6944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80165">
                <text:p>0.680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43">
                <text:p>0.702243</text:p>
              </table:table-cell>
              <table:table-cell office:value-type="float" office:value="0.73719">
                <text:p>0.73719</text:p>
              </table:table-cell>
              <table:table-cell office:value-type="float" office:value="0.698241">
                <text:p>0.69824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92586">
                <text:p>0.6925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9584">
                <text:p>0.69958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95632">
                <text:p>0.6956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2">
                <text:p>0.70222</text:p>
              </table:table-cell>
              <table:table-cell office:value-type="float" office:value="0.73719">
                <text:p>0.73719</text:p>
              </table:table-cell>
              <table:table-cell office:value-type="float" office:value="0.699785">
                <text:p>0.69978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84888">
                <text:p>0.6848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8708">
                <text:p>0.69870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78253">
                <text:p>0.6782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79">
                <text:p>0.704179</text:p>
              </table:table-cell>
              <table:table-cell office:value-type="float" office:value="0.73719">
                <text:p>0.73719</text:p>
              </table:table-cell>
              <table:table-cell office:value-type="float" office:value="0.698243">
                <text:p>0.69824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64298">
                <text:p>0.664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22">
                <text:p>0.703022</text:p>
              </table:table-cell>
              <table:table-cell office:value-type="float" office:value="0.73719">
                <text:p>0.73719</text:p>
              </table:table-cell>
              <table:table-cell office:value-type="float" office:value="0.696732">
                <text:p>0.69673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30791">
                <text:p>0.6307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99">
                <text:p>0.702999</text:p>
              </table:table-cell>
              <table:table-cell office:value-type="float" office:value="0.73719">
                <text:p>0.73719</text:p>
              </table:table-cell>
              <table:table-cell office:value-type="float" office:value="0.693379">
                <text:p>0.69337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45313">
                <text:p>0.6453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45">
                <text:p>0.704345</text:p>
              </table:table-cell>
              <table:table-cell office:value-type="float" office:value="0.73719">
                <text:p>0.73719</text:p>
              </table:table-cell>
              <table:table-cell office:value-type="float" office:value="0.694966">
                <text:p>0.69496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89492">
                <text:p>0.6894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719">
                <text:p>0.73719</text:p>
              </table:table-cell>
              <table:table-cell office:value-type="float" office:value="0.699374">
                <text:p>0.69937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64817">
                <text:p>0.6648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42">
                <text:p>0.705242</text:p>
              </table:table-cell>
              <table:table-cell office:value-type="float" office:value="0.73719">
                <text:p>0.73719</text:p>
              </table:table-cell>
              <table:table-cell office:value-type="float" office:value="0.697006">
                <text:p>0.69700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71854">
                <text:p>0.6718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42">
                <text:p>0.705242</text:p>
              </table:table-cell>
              <table:table-cell office:value-type="float" office:value="0.73719">
                <text:p>0.73719</text:p>
              </table:table-cell>
              <table:table-cell office:value-type="float" office:value="0.69771">
                <text:p>0.6977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79669">
                <text:p>0.67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04">
                <text:p>0.704604</text:p>
              </table:table-cell>
              <table:table-cell office:value-type="float" office:value="0.73719">
                <text:p>0.73719</text:p>
              </table:table-cell>
              <table:table-cell office:value-type="float" office:value="0.698427">
                <text:p>0.69842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22078">
                <text:p>0.6220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41">
                <text:p>0.704841</text:p>
              </table:table-cell>
              <table:table-cell office:value-type="float" office:value="0.73719">
                <text:p>0.73719</text:p>
              </table:table-cell>
              <table:table-cell office:value-type="float" office:value="0.692692">
                <text:p>0.69269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93341">
                <text:p>0.6933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3719">
                <text:p>0.73719</text:p>
              </table:table-cell>
              <table:table-cell office:value-type="float" office:value="0.699674">
                <text:p>0.69967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41039">
                <text:p>0.6410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3719">
                <text:p>0.73719</text:p>
              </table:table-cell>
              <table:table-cell office:value-type="float" office:value="0.694345">
                <text:p>0.69434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93908">
                <text:p>0.6939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66">
                <text:p>0.703566</text:p>
              </table:table-cell>
              <table:table-cell office:value-type="float" office:value="0.73719">
                <text:p>0.73719</text:p>
              </table:table-cell>
              <table:table-cell office:value-type="float" office:value="0.699747">
                <text:p>0.69974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79433">
                <text:p>0.67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66">
                <text:p>0.703566</text:p>
              </table:table-cell>
              <table:table-cell office:value-type="float" office:value="0.73719">
                <text:p>0.73719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90956">
                <text:p>0.6909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3">
                <text:p>0.702763</text:p>
              </table:table-cell>
              <table:table-cell office:value-type="float" office:value="0.73719">
                <text:p>0.73719</text:p>
              </table:table-cell>
              <table:table-cell office:value-type="float" office:value="0.699372">
                <text:p>0.69937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92373">
                <text:p>0.6923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15">
                <text:p>0.702715</text:p>
              </table:table-cell>
              <table:table-cell office:value-type="float" office:value="0.73719">
                <text:p>0.73719</text:p>
              </table:table-cell>
              <table:table-cell office:value-type="float" office:value="0.699509">
                <text:p>0.69950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5797">
                <text:p>0.6757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7891">
                <text:p>0.6978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67084">
                <text:p>0.6670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702">
                <text:p>0.6970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82928">
                <text:p>0.6829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8604">
                <text:p>0.69860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82928">
                <text:p>0.6829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3719">
                <text:p>0.73719</text:p>
              </table:table-cell>
              <table:table-cell office:value-type="float" office:value="0.698604">
                <text:p>0.69860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57615">
                <text:p>0.6576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3719">
                <text:p>0.73719</text:p>
              </table:table-cell>
              <table:table-cell office:value-type="float" office:value="0.696087">
                <text:p>0.69608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38654">
                <text:p>0.6386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3719">
                <text:p>0.73719</text:p>
              </table:table-cell>
              <table:table-cell office:value-type="float" office:value="0.694102">
                <text:p>0.69410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77048">
                <text:p>0.6770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7924">
                <text:p>0.69792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64439">
                <text:p>0.6644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5">
                <text:p>0.70255</text:p>
              </table:table-cell>
              <table:table-cell office:value-type="float" office:value="0.73719">
                <text:p>0.73719</text:p>
              </table:table-cell>
              <table:table-cell office:value-type="float" office:value="0.696699">
                <text:p>0.6966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90437">
                <text:p>0.6904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9362">
                <text:p>0.69936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87957">
                <text:p>0.687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53">
                <text:p>0.703353</text:p>
              </table:table-cell>
              <table:table-cell office:value-type="float" office:value="0.73719">
                <text:p>0.73719</text:p>
              </table:table-cell>
              <table:table-cell office:value-type="float" office:value="0.699131">
                <text:p>0.69913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71617">
                <text:p>0.6716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11">
                <text:p>0.703211</text:p>
              </table:table-cell>
              <table:table-cell office:value-type="float" office:value="0.73719">
                <text:p>0.73719</text:p>
              </table:table-cell>
              <table:table-cell office:value-type="float" office:value="0.697483">
                <text:p>0.6974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5856">
                <text:p>0.658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6175">
                <text:p>0.69617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64061">
                <text:p>0.6640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17">
                <text:p>0.704817</text:p>
              </table:table-cell>
              <table:table-cell office:value-type="float" office:value="0.73719">
                <text:p>0.73719</text:p>
              </table:table-cell>
              <table:table-cell office:value-type="float" office:value="0.696888">
                <text:p>0.69688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65006">
                <text:p>0.6650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66">
                <text:p>0.705266</text:p>
              </table:table-cell>
              <table:table-cell office:value-type="float" office:value="0.73719">
                <text:p>0.73719</text:p>
              </table:table-cell>
              <table:table-cell office:value-type="float" office:value="0.697027">
                <text:p>0.69702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88005">
                <text:p>0.6880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99">
                <text:p>0.704699</text:p>
              </table:table-cell>
              <table:table-cell office:value-type="float" office:value="0.73719">
                <text:p>0.73719</text:p>
              </table:table-cell>
              <table:table-cell office:value-type="float" office:value="0.69927">
                <text:p>0.6992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84652">
                <text:p>0.6846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52">
                <text:p>0.704652</text:p>
              </table:table-cell>
              <table:table-cell office:value-type="float" office:value="0.73719">
                <text:p>0.73719</text:p>
              </table:table-cell>
              <table:table-cell office:value-type="float" office:value="0.69893">
                <text:p>0.6989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83825">
                <text:p>0.6838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3719">
                <text:p>0.73719</text:p>
              </table:table-cell>
              <table:table-cell office:value-type="float" office:value="0.698652">
                <text:p>0.6986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72798">
                <text:p>0.6727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39">
                <text:p>0.702739</text:p>
              </table:table-cell>
              <table:table-cell office:value-type="float" office:value="0.73719">
                <text:p>0.73719</text:p>
              </table:table-cell>
              <table:table-cell office:value-type="float" office:value="0.697554">
                <text:p>0.69755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83967">
                <text:p>0.683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21">
                <text:p>0.702621</text:p>
              </table:table-cell>
              <table:table-cell office:value-type="float" office:value="0.73719">
                <text:p>0.73719</text:p>
              </table:table-cell>
              <table:table-cell office:value-type="float" office:value="0.698659">
                <text:p>0.69865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75396">
                <text:p>0.6753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3719">
                <text:p>0.73719</text:p>
              </table:table-cell>
              <table:table-cell office:value-type="float" office:value="0.697757">
                <text:p>0.69775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89917">
                <text:p>0.68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43">
                <text:p>0.702243</text:p>
              </table:table-cell>
              <table:table-cell office:value-type="float" office:value="0.73719">
                <text:p>0.73719</text:p>
              </table:table-cell>
              <table:table-cell office:value-type="float" office:value="0.699216">
                <text:p>0.69921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90933">
                <text:p>0.6909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3719">
                <text:p>0.73719</text:p>
              </table:table-cell>
              <table:table-cell office:value-type="float" office:value="0.699329">
                <text:p>0.69932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89728">
                <text:p>0.6897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3719">
                <text:p>0.73719</text:p>
              </table:table-cell>
              <table:table-cell office:value-type="float" office:value="0.69924">
                <text:p>0.699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8791">
                <text:p>0.687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9037">
                <text:p>0.69903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82054">
                <text:p>0.6820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2">
                <text:p>0.702432</text:p>
              </table:table-cell>
              <table:table-cell office:value-type="float" office:value="0.73719">
                <text:p>0.73719</text:p>
              </table:table-cell>
              <table:table-cell office:value-type="float" office:value="0.698449">
                <text:p>0.69844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88619">
                <text:p>0.6886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53">
                <text:p>0.703353</text:p>
              </table:table-cell>
              <table:table-cell office:value-type="float" office:value="0.73719">
                <text:p>0.73719</text:p>
              </table:table-cell>
              <table:table-cell office:value-type="float" office:value="0.699197">
                <text:p>0.69919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65124">
                <text:p>0.665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13">
                <text:p>0.703613</text:p>
              </table:table-cell>
              <table:table-cell office:value-type="float" office:value="0.73719">
                <text:p>0.73719</text:p>
              </table:table-cell>
              <table:table-cell office:value-type="float" office:value="0.696874">
                <text:p>0.69687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79339">
                <text:p>0.67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46">
                <text:p>0.704746</text:p>
              </table:table-cell>
              <table:table-cell office:value-type="float" office:value="0.73719">
                <text:p>0.73719</text:p>
              </table:table-cell>
              <table:table-cell office:value-type="float" office:value="0.698409">
                <text:p>0.69840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92704">
                <text:p>0.6927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46">
                <text:p>0.704746</text:p>
              </table:table-cell>
              <table:table-cell office:value-type="float" office:value="0.73719">
                <text:p>0.73719</text:p>
              </table:table-cell>
              <table:table-cell office:value-type="float" office:value="0.699745">
                <text:p>0.69974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90012">
                <text:p>0.6900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98">
                <text:p>0.704298</text:p>
              </table:table-cell>
              <table:table-cell office:value-type="float" office:value="0.73719">
                <text:p>0.73719</text:p>
              </table:table-cell>
              <table:table-cell office:value-type="float" office:value="0.699431">
                <text:p>0.69943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9353">
                <text:p>0.693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11">
                <text:p>0.703211</text:p>
              </table:table-cell>
              <table:table-cell office:value-type="float" office:value="0.73719">
                <text:p>0.73719</text:p>
              </table:table-cell>
              <table:table-cell office:value-type="float" office:value="0.699674">
                <text:p>0.69967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6883">
                <text:p>0.6768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719">
                <text:p>0.73719</text:p>
              </table:table-cell>
              <table:table-cell office:value-type="float" office:value="0.698113">
                <text:p>0.69811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81322">
                <text:p>0.681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719">
                <text:p>0.73719</text:p>
              </table:table-cell>
              <table:table-cell office:value-type="float" office:value="0.698557">
                <text:p>0.69855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81913">
                <text:p>0.6819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8404">
                <text:p>0.69840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76978">
                <text:p>0.6769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3719">
                <text:p>0.73719</text:p>
              </table:table-cell>
              <table:table-cell office:value-type="float" office:value="0.697917">
                <text:p>0.69791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74073">
                <text:p>0.6740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7726">
                <text:p>0.69772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87981">
                <text:p>0.6879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5">
                <text:p>0.702385</text:p>
              </table:table-cell>
              <table:table-cell office:value-type="float" office:value="0.73719">
                <text:p>0.73719</text:p>
              </table:table-cell>
              <table:table-cell office:value-type="float" office:value="0.699037">
                <text:p>0.69903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83495">
                <text:p>0.6834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3719">
                <text:p>0.73719</text:p>
              </table:table-cell>
              <table:table-cell office:value-type="float" office:value="0.698616">
                <text:p>0.69861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79174">
                <text:p>0.67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3719">
                <text:p>0.73719</text:p>
              </table:table-cell>
              <table:table-cell office:value-type="float" office:value="0.698158">
                <text:p>0.69815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5686">
                <text:p>0.65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5917">
                <text:p>0.69591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42834">
                <text:p>0.6428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4515">
                <text:p>0.6945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39055">
                <text:p>0.6390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77">
                <text:p>0.703377</text:p>
              </table:table-cell>
              <table:table-cell office:value-type="float" office:value="0.73719">
                <text:p>0.73719</text:p>
              </table:table-cell>
              <table:table-cell office:value-type="float" office:value="0.694243">
                <text:p>0.69424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3039">
                <text:p>0.630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63">
                <text:p>0.704463</text:p>
              </table:table-cell>
              <table:table-cell office:value-type="float" office:value="0.73719">
                <text:p>0.73719</text:p>
              </table:table-cell>
              <table:table-cell office:value-type="float" office:value="0.693485">
                <text:p>0.69348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57025">
                <text:p>0.65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35">
                <text:p>0.704935</text:p>
              </table:table-cell>
              <table:table-cell office:value-type="float" office:value="0.73719">
                <text:p>0.73719</text:p>
              </table:table-cell>
              <table:table-cell office:value-type="float" office:value="0.696196">
                <text:p>0.69619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61086">
                <text:p>0.6610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3719">
                <text:p>0.73719</text:p>
              </table:table-cell>
              <table:table-cell office:value-type="float" office:value="0.696357">
                <text:p>0.69635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36009">
                <text:p>0.6360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3719">
                <text:p>0.73719</text:p>
              </table:table-cell>
              <table:table-cell office:value-type="float" office:value="0.693837">
                <text:p>0.69383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5157">
                <text:p>0.65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29">
                <text:p>0.703329</text:p>
              </table:table-cell>
              <table:table-cell office:value-type="float" office:value="0.73719">
                <text:p>0.73719</text:p>
              </table:table-cell>
              <table:table-cell office:value-type="float" office:value="0.69549">
                <text:p>0.6954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68619">
                <text:p>0.6686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07">
                <text:p>0.703707</text:p>
              </table:table-cell>
              <table:table-cell office:value-type="float" office:value="0.73719">
                <text:p>0.73719</text:p>
              </table:table-cell>
              <table:table-cell office:value-type="float" office:value="0.697233">
                <text:p>0.69723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71759">
                <text:p>0.671759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3719">
                <text:p>0.73719</text:p>
              </table:table-cell>
              <table:table-cell office:value-type="float" office:value="0.697403">
                <text:p>0.6974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49705">
                <text:p>0.6497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3719">
                <text:p>0.73719</text:p>
              </table:table-cell>
              <table:table-cell office:value-type="float" office:value="0.695185">
                <text:p>0.6951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77072">
                <text:p>0.677072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67">
                <text:p>0.702267</text:p>
              </table:table-cell>
              <table:table-cell office:value-type="float" office:value="0.73719">
                <text:p>0.73719</text:p>
              </table:table-cell>
              <table:table-cell office:value-type="float" office:value="0.697917">
                <text:p>0.6979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78961">
                <text:p>0.6789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3719">
                <text:p>0.73719</text:p>
              </table:table-cell>
              <table:table-cell office:value-type="float" office:value="0.698248">
                <text:p>0.69824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82102">
                <text:p>0.682102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">
                <text:p>0.70425</text:p>
              </table:table-cell>
              <table:table-cell office:value-type="float" office:value="0.73719">
                <text:p>0.73719</text:p>
              </table:table-cell>
              <table:table-cell office:value-type="float" office:value="0.698597">
                <text:p>0.6985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81464">
                <text:p>0.6814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3719">
                <text:p>0.73719</text:p>
              </table:table-cell>
              <table:table-cell office:value-type="float" office:value="0.698465">
                <text:p>0.6984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85313">
                <text:p>0.685313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">
                <text:p>0.7034</text:p>
              </table:table-cell>
              <table:table-cell office:value-type="float" office:value="0.73719">
                <text:p>0.73719</text:p>
              </table:table-cell>
              <table:table-cell office:value-type="float" office:value="0.698843">
                <text:p>0.69884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81913">
                <text:p>0.681913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8272">
                <text:p>0.69827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89776">
                <text:p>0.6897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919">
                <text:p>0.6991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94333">
                <text:p>0.6943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9646">
                <text:p>0.69964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93412">
                <text:p>0.6934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25">
                <text:p>0.702125</text:p>
              </table:table-cell>
              <table:table-cell office:value-type="float" office:value="0.73719">
                <text:p>0.73719</text:p>
              </table:table-cell>
              <table:table-cell office:value-type="float" office:value="0.699554">
                <text:p>0.69955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86399">
                <text:p>0.6863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3719">
                <text:p>0.73719</text:p>
              </table:table-cell>
              <table:table-cell office:value-type="float" office:value="0.698885">
                <text:p>0.69888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91145">
                <text:p>0.6911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42">
                <text:p>0.703542</text:p>
              </table:table-cell>
              <table:table-cell office:value-type="float" office:value="0.73719">
                <text:p>0.73719</text:p>
              </table:table-cell>
              <table:table-cell office:value-type="float" office:value="0.699469">
                <text:p>0.699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